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 style:data-style-name="N61"/>
    <style:style style:name="ce8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7" table:style-name="ta1">
        <office:forms form:automatic-focus="false" form:apply-design-mode="false"/>
        <table:shapes>
          <draw:frame draw:z-index="0" draw:style-name="gr1" draw:text-style-name="P1" svg:width="6.2988in" svg:height="3.5429in" svg:x="31.0268in" svg:y="1.2311in">
            <draw:object draw:notify-on-update-of-ranges="Sheet7.A2:Sheet7.A36 Sheet7.B1:Sheet7.B1 Sheet7.B2:Sheet7.B36 Sheet7.C1:Sheet7.C1 Sheet7.C2:Sheet7.C36 Sheet7.D1:Sheet7.D1 Sheet7.D2:Sheet7.D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31.035in" svg:y="4.8709in">
            <draw:object draw:notify-on-update-of-ranges="Sheet7.E2:Sheet7.E36 Sheet7.F1:Sheet7.F1 Sheet7.F2:Sheet7.F36 Sheet7.G1:Sheet7.G1 Sheet7.G2:Sheet7.G36 Sheet7.H1:Sheet7.H1 Sheet7.H2:Sheet7.H3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6.2988in" svg:height="3.5429in" svg:x="25.8504in" svg:y="0.0988in">
            <draw:object draw:notify-on-update-of-ranges="Sheet7.I2:Sheet7.I64 Sheet7.J1:Sheet7.J1 Sheet7.J2:Sheet7.J64 Sheet7.K1:Sheet7.K1 Sheet7.K2:Sheet7.K64 Sheet7.L1:Sheet7.L1 Sheet7.L2:Sheet7.L6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6.2988in" svg:height="3.5429in" svg:x="19.4291in" svg:y="0.5291in">
            <draw:object draw:notify-on-update-of-ranges="Sheet7.M2:Sheet7.M64 Sheet7.N1:Sheet7.N1 Sheet7.N2:Sheet7.N64 Sheet7.O1:Sheet7.O1 Sheet7.O2:Sheet7.O64 Sheet7.P1:Sheet7.P1 Sheet7.P2:Sheet7.P6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6.2988in" svg:height="3.5429in" svg:x="21.1043in" svg:y="4.8614in">
            <draw:object draw:notify-on-update-of-ranges="Sheet7.Q2:Sheet7.Q64 Sheet7.R1:Sheet7.R1 Sheet7.R2:Sheet7.R64 Sheet7.S1:Sheet7.S1 Sheet7.S2:Sheet7.S64 Sheet7.T1:Sheet7.T1 Sheet7.T2:Sheet7.T6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1" table:number-columns-repeated="2" table:default-cell-style-name="ce3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C abs</text:p>
          </table:table-cell>
          <table:table-cell table:style-name="Default" office:value-type="string" calcext:value-type="string">
            <text:p>Lo 95</text:p>
          </table:table-cell>
          <table:table-cell table:style-name="Default" office:value-type="string" calcext:value-type="string">
            <text:p>Hi 95</text:p>
          </table:table-cell>
          <table:table-cell table:style-name="Default"/>
          <table:table-cell office:value-type="string" calcext:value-type="string">
            <text:p>D abs</text:p>
          </table:table-cell>
          <table:table-cell office:value-type="string" calcext:value-type="string">
            <text:p>Lo 95</text:p>
          </table:table-cell>
          <table:table-cell office:value-type="string" calcext:value-type="string">
            <text:p>Hi 95</text:p>
          </table:table-cell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Lo 95</text:p>
          </table:table-cell>
          <table:table-cell office:value-type="string" calcext:value-type="string">
            <text:p>Hi 95</text:p>
          </table:table-cell>
          <table:table-cell table:style-name="Default"/>
          <table:table-cell office:value-type="string" calcext:value-type="string">
            <text:p>C </text:p>
          </table:table-cell>
          <table:table-cell office:value-type="string" calcext:value-type="string">
            <text:p>Lo 95</text:p>
          </table:table-cell>
          <table:table-cell office:value-type="string" calcext:value-type="string">
            <text:p>Hi 95</text:p>
          </table:table-cell>
          <table:table-cell table:style-name="Default"/>
          <table:table-cell office:value-type="string" calcext:value-type="string">
            <text:p>D</text:p>
          </table:table-cell>
          <table:table-cell office:value-type="string" calcext:value-type="string">
            <text:p>Lo 95</text:p>
          </table:table-cell>
          <table:table-cell office:value-type="string" calcext:value-type="string">
            <text:p>Hi 95</text:p>
          </table:table-cell>
          <table:table-cell table:number-columns-repeated="4"/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530000" calcext:value-type="float">
            <text:p>1.53E+06</text:p>
          </table:table-cell>
          <table:table-cell office:value-type="float" office:value="1520000" calcext:value-type="float">
            <text:p>1.52E+06</text:p>
          </table:table-cell>
          <table:table-cell office:value-type="float" office:value="1540000" calcext:value-type="float">
            <text:p>1.54E+06</text:p>
          </table:table-cell>
          <table:table-cell office:value-type="date" office:date-value="2021-04-04" calcext:value-type="date">
            <text:p>2021-04-04</text:p>
          </table:table-cell>
          <table:table-cell office:value-type="float" office:value="27512.8" calcext:value-type="float">
            <text:p>27512.8</text:p>
          </table:table-cell>
          <table:table-cell office:value-type="float" office:value="27186.3" calcext:value-type="float">
            <text:p>27186.3</text:p>
          </table:table-cell>
          <table:table-cell office:value-type="float" office:value="27839.3" calcext:value-type="float">
            <text:p>27839.3</text:p>
          </table:table-cell>
          <table:table-cell office:value-type="date" office:date-value="2021-04-04" calcext:value-type="date">
            <text:p>2021-04-04</text:p>
          </table:table-cell>
          <table:table-cell office:value-type="float" office:value="5971.06" calcext:value-type="float">
            <text:p>5971.06</text:p>
          </table:table-cell>
          <table:table-cell office:value-type="float" office:value="4683.16" calcext:value-type="float">
            <text:p>4683.16</text:p>
          </table:table-cell>
          <table:table-cell office:value-type="float" office:value="7258.96" calcext:value-type="float">
            <text:p>7258.96</text:p>
          </table:table-cell>
          <table:table-cell office:value-type="date" office:date-value="2021-04-04" calcext:value-type="date">
            <text:p>2021-04-04</text:p>
          </table:table-cell>
          <table:table-cell office:value-type="float" office:value="38785.4" calcext:value-type="float">
            <text:p>38785.4</text:p>
          </table:table-cell>
          <table:table-cell office:value-type="float" office:value="30237.1" calcext:value-type="float">
            <text:p>30237.1</text:p>
          </table:table-cell>
          <table:table-cell office:value-type="float" office:value="47333.7" calcext:value-type="float">
            <text:p>47333.7</text:p>
          </table:table-cell>
          <table:table-cell office:value-type="date" office:date-value="2021-04-04" calcext:value-type="date">
            <text:p>2021-04-04</text:p>
          </table:table-cell>
          <table:table-cell office:value-type="float" office:value="1352.82" calcext:value-type="float">
            <text:p>1352.82</text:p>
          </table:table-cell>
          <table:table-cell office:value-type="float" office:value="1025.75" calcext:value-type="float">
            <text:p>1025.75</text:p>
          </table:table-cell>
          <table:table-cell office:value-type="float" office:value="1679.89" calcext:value-type="float">
            <text:p>1679.89</text:p>
          </table:table-cell>
          <table:table-cell table:style-name="ce2" office:value-type="date" office:date-value="2021-04-04" calcext:value-type="date">
            <text:p>2021-04-04</text:p>
          </table:table-cell>
          <table:table-cell office:value-type="float" office:value="-2365.05" calcext:value-type="float">
            <text:p>-2365.05</text:p>
          </table:table-cell>
          <table:table-cell office:value-type="float" office:value="-3653.45" calcext:value-type="float">
            <text:p>-3653.45</text:p>
          </table:table-cell>
          <table:table-cell office:value-type="float" office:value="-1076.65" calcext:value-type="float">
            <text:p>-1076.65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540000" calcext:value-type="float">
            <text:p>1.54E+06</text:p>
          </table:table-cell>
          <table:table-cell office:value-type="float" office:value="1530000" calcext:value-type="float">
            <text:p>1.53E+06</text:p>
          </table:table-cell>
          <table:table-cell office:value-type="float" office:value="1540000" calcext:value-type="float">
            <text:p>1.54E+06</text:p>
          </table:table-cell>
          <table:table-cell office:value-type="date" office:date-value="2021-04-05" calcext:value-type="date">
            <text:p>2021-04-05</text:p>
          </table:table-cell>
          <table:table-cell office:value-type="float" office:value="27661" calcext:value-type="float">
            <text:p>27661</text:p>
          </table:table-cell>
          <table:table-cell office:value-type="float" office:value="27338.2" calcext:value-type="float">
            <text:p>27338.2</text:p>
          </table:table-cell>
          <table:table-cell office:value-type="float" office:value="27983.7" calcext:value-type="float">
            <text:p>27983.7</text:p>
          </table:table-cell>
          <table:table-cell office:value-type="date" office:date-value="2021-04-05" calcext:value-type="date">
            <text:p>2021-04-05</text:p>
          </table:table-cell>
          <table:table-cell office:value-type="float" office:value="5888.36" calcext:value-type="float">
            <text:p>5888.36</text:p>
          </table:table-cell>
          <table:table-cell office:value-type="float" office:value="4621.51" calcext:value-type="float">
            <text:p>4621.51</text:p>
          </table:table-cell>
          <table:table-cell office:value-type="float" office:value="7155.22" calcext:value-type="float">
            <text:p>7155.22</text:p>
          </table:table-cell>
          <table:table-cell office:value-type="date" office:date-value="2021-04-05" calcext:value-type="date">
            <text:p>2021-04-05</text:p>
          </table:table-cell>
          <table:table-cell office:value-type="float" office:value="37960.9" calcext:value-type="float">
            <text:p>37960.9</text:p>
          </table:table-cell>
          <table:table-cell office:value-type="float" office:value="29629.2" calcext:value-type="float">
            <text:p>29629.2</text:p>
          </table:table-cell>
          <table:table-cell office:value-type="float" office:value="46292.5" calcext:value-type="float">
            <text:p>46292.5</text:p>
          </table:table-cell>
          <table:table-cell office:value-type="date" office:date-value="2021-04-05" calcext:value-type="date">
            <text:p>2021-04-05</text:p>
          </table:table-cell>
          <table:table-cell office:value-type="float" office:value="1336.41" calcext:value-type="float">
            <text:p>1336.41</text:p>
          </table:table-cell>
          <table:table-cell office:value-type="float" office:value="1013.14" calcext:value-type="float">
            <text:p>1013.14</text:p>
          </table:table-cell>
          <table:table-cell office:value-type="float" office:value="1659.68" calcext:value-type="float">
            <text:p>1659.68</text:p>
          </table:table-cell>
          <table:table-cell table:style-name="ce2" office:value-type="date" office:date-value="2021-04-05" calcext:value-type="date">
            <text:p>2021-04-05</text:p>
          </table:table-cell>
          <table:table-cell office:value-type="float" office:value="-2326.8" calcext:value-type="float">
            <text:p>-2326.8</text:p>
          </table:table-cell>
          <table:table-cell office:value-type="float" office:value="-3594.19" calcext:value-type="float">
            <text:p>-3594.19</text:p>
          </table:table-cell>
          <table:table-cell office:value-type="float" office:value="-1059.4" calcext:value-type="float">
            <text:p>-1059.4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540000" calcext:value-type="float">
            <text:p>1.54E+06</text:p>
          </table:table-cell>
          <table:table-cell office:value-type="float" office:value="1530000" calcext:value-type="float">
            <text:p>1.53E+06</text:p>
          </table:table-cell>
          <table:table-cell office:value-type="float" office:value="1550000" calcext:value-type="float">
            <text:p>1.55E+06</text:p>
          </table:table-cell>
          <table:table-cell office:value-type="date" office:date-value="2021-04-06" calcext:value-type="date">
            <text:p>2021-04-06</text:p>
          </table:table-cell>
          <table:table-cell office:value-type="float" office:value="27760" calcext:value-type="float">
            <text:p>27760</text:p>
          </table:table-cell>
          <table:table-cell office:value-type="float" office:value="27442.7" calcext:value-type="float">
            <text:p>27442.7</text:p>
          </table:table-cell>
          <table:table-cell office:value-type="float" office:value="28077.3" calcext:value-type="float">
            <text:p>28077.3</text:p>
          </table:table-cell>
          <table:table-cell office:value-type="date" office:date-value="2021-04-06" calcext:value-type="date">
            <text:p>2021-04-06</text:p>
          </table:table-cell>
          <table:table-cell office:value-type="float" office:value="5773.61" calcext:value-type="float">
            <text:p>5773.61</text:p>
          </table:table-cell>
          <table:table-cell office:value-type="float" office:value="4534.9" calcext:value-type="float">
            <text:p>4534.9</text:p>
          </table:table-cell>
          <table:table-cell office:value-type="float" office:value="7012.31" calcext:value-type="float">
            <text:p>7012.31</text:p>
          </table:table-cell>
          <table:table-cell office:value-type="date" office:date-value="2021-04-06" calcext:value-type="date">
            <text:p>2021-04-06</text:p>
          </table:table-cell>
          <table:table-cell office:value-type="float" office:value="36959.7" calcext:value-type="float">
            <text:p>36959.7</text:p>
          </table:table-cell>
          <table:table-cell office:value-type="float" office:value="28846.1" calcext:value-type="float">
            <text:p>28846.1</text:p>
          </table:table-cell>
          <table:table-cell office:value-type="float" office:value="45073.4" calcext:value-type="float">
            <text:p>45073.4</text:p>
          </table:table-cell>
          <table:table-cell office:value-type="date" office:date-value="2021-04-06" calcext:value-type="date">
            <text:p>2021-04-06</text:p>
          </table:table-cell>
          <table:table-cell office:value-type="float" office:value="1312.97" calcext:value-type="float">
            <text:p>1312.97</text:p>
          </table:table-cell>
          <table:table-cell office:value-type="float" office:value="995.092" calcext:value-type="float">
            <text:p>995.092</text:p>
          </table:table-cell>
          <table:table-cell office:value-type="float" office:value="1630.85" calcext:value-type="float">
            <text:p>1630.85</text:p>
          </table:table-cell>
          <table:table-cell table:style-name="ce2" office:value-type="date" office:date-value="2021-04-06" calcext:value-type="date">
            <text:p>2021-04-06</text:p>
          </table:table-cell>
          <table:table-cell office:value-type="float" office:value="-2244.39" calcext:value-type="float">
            <text:p>-2244.39</text:p>
          </table:table-cell>
          <table:table-cell office:value-type="float" office:value="-3483.63" calcext:value-type="float">
            <text:p>-3483.63</text:p>
          </table:table-cell>
          <table:table-cell office:value-type="float" office:value="-1005.15" calcext:value-type="float">
            <text:p>-1005.15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table:number-columns-repeated="2" office:value-type="float" office:value="1540000" calcext:value-type="float">
            <text:p>1.54E+06</text:p>
          </table:table-cell>
          <table:table-cell office:value-type="float" office:value="1550000" calcext:value-type="float">
            <text:p>1.55E+06</text:p>
          </table:table-cell>
          <table:table-cell office:value-type="date" office:date-value="2021-04-07" calcext:value-type="date">
            <text:p>2021-04-07</text:p>
          </table:table-cell>
          <table:table-cell office:value-type="float" office:value="27877.6" calcext:value-type="float">
            <text:p>27877.6</text:p>
          </table:table-cell>
          <table:table-cell office:value-type="float" office:value="27567.8" calcext:value-type="float">
            <text:p>27567.8</text:p>
          </table:table-cell>
          <table:table-cell office:value-type="float" office:value="28187.3" calcext:value-type="float">
            <text:p>28187.3</text:p>
          </table:table-cell>
          <table:table-cell office:value-type="date" office:date-value="2021-04-07" calcext:value-type="date">
            <text:p>2021-04-07</text:p>
          </table:table-cell>
          <table:table-cell office:value-type="float" office:value="5629.57" calcext:value-type="float">
            <text:p>5629.57</text:p>
          </table:table-cell>
          <table:table-cell office:value-type="float" office:value="4421.92" calcext:value-type="float">
            <text:p>4421.92</text:p>
          </table:table-cell>
          <table:table-cell office:value-type="float" office:value="6837.24" calcext:value-type="float">
            <text:p>6837.24</text:p>
          </table:table-cell>
          <table:table-cell office:value-type="date" office:date-value="2021-04-07" calcext:value-type="date">
            <text:p>2021-04-07</text:p>
          </table:table-cell>
          <table:table-cell office:value-type="float" office:value="35996.3" calcext:value-type="float">
            <text:p>35996.3</text:p>
          </table:table-cell>
          <table:table-cell office:value-type="float" office:value="28085.5" calcext:value-type="float">
            <text:p>28085.5</text:p>
          </table:table-cell>
          <table:table-cell office:value-type="float" office:value="43907.5" calcext:value-type="float">
            <text:p>43907.5</text:p>
          </table:table-cell>
          <table:table-cell office:value-type="date" office:date-value="2021-04-07" calcext:value-type="date">
            <text:p>2021-04-07</text:p>
          </table:table-cell>
          <table:table-cell office:value-type="float" office:value="1280.96" calcext:value-type="float">
            <text:p>1280.96</text:p>
          </table:table-cell>
          <table:table-cell office:value-type="float" office:value="970.645" calcext:value-type="float">
            <text:p>970.645</text:p>
          </table:table-cell>
          <table:table-cell office:value-type="float" office:value="1591.27" calcext:value-type="float">
            <text:p>1591.27</text:p>
          </table:table-cell>
          <table:table-cell table:style-name="ce2" office:value-type="date" office:date-value="2021-04-07" calcext:value-type="date">
            <text:p>2021-04-07</text:p>
          </table:table-cell>
          <table:table-cell office:value-type="float" office:value="-2125.19" calcext:value-type="float">
            <text:p>-2125.19</text:p>
          </table:table-cell>
          <table:table-cell office:value-type="float" office:value="-3333.36" calcext:value-type="float">
            <text:p>-3333.36</text:p>
          </table:table-cell>
          <table:table-cell office:value-type="float" office:value="-917.009" calcext:value-type="float">
            <text:p>-917.009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550000" calcext:value-type="float">
            <text:p>1.55E+06</text:p>
          </table:table-cell>
          <table:table-cell office:value-type="float" office:value="1540000" calcext:value-type="float">
            <text:p>1.54E+06</text:p>
          </table:table-cell>
          <table:table-cell office:value-type="float" office:value="1560000" calcext:value-type="float">
            <text:p>1.56E+06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27852.9" calcext:value-type="float">
            <text:p>27852.9</text:p>
          </table:table-cell>
          <table:table-cell office:value-type="float" office:value="27565.5" calcext:value-type="float">
            <text:p>27565.5</text:p>
          </table:table-cell>
          <table:table-cell office:value-type="float" office:value="28140.3" calcext:value-type="float">
            <text:p>28140.3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5243.54" calcext:value-type="float">
            <text:p>5243.54</text:p>
          </table:table-cell>
          <table:table-cell office:value-type="float" office:value="4104.4" calcext:value-type="float">
            <text:p>4104.4</text:p>
          </table:table-cell>
          <table:table-cell office:value-type="float" office:value="6382.75" calcext:value-type="float">
            <text:p>6382.75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34908.6" calcext:value-type="float">
            <text:p>34908.6</text:p>
          </table:table-cell>
          <table:table-cell office:value-type="float" office:value="27206.9" calcext:value-type="float">
            <text:p>27206.9</text:p>
          </table:table-cell>
          <table:table-cell office:value-type="float" office:value="42611.8" calcext:value-type="float">
            <text:p>42611.8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186.24" calcext:value-type="float">
            <text:p>1186.24</text:p>
          </table:table-cell>
          <table:table-cell office:value-type="float" office:value="898.404" calcext:value-type="float">
            <text:p>898.404</text:p>
          </table:table-cell>
          <table:table-cell office:value-type="float" office:value="1474.07" calcext:value-type="float">
            <text:p>1474.07</text:p>
          </table:table-cell>
          <table:table-cell table:style-name="ce2" office:value-type="date" office:date-value="2021-04-08" calcext:value-type="date">
            <text:p>2021-04-08</text:p>
          </table:table-cell>
          <table:table-cell office:value-type="float" office:value="-1643.14" calcext:value-type="float">
            <text:p>-1643.14</text:p>
          </table:table-cell>
          <table:table-cell office:value-type="float" office:value="-2782.58" calcext:value-type="float">
            <text:p>-2782.58</text:p>
          </table:table-cell>
          <table:table-cell office:value-type="float" office:value="-503.622" calcext:value-type="float">
            <text:p>-503.622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560000" calcext:value-type="float">
            <text:p>1.56E+06</text:p>
          </table:table-cell>
          <table:table-cell office:value-type="float" office:value="1550000" calcext:value-type="float">
            <text:p>1.55E+06</text:p>
          </table:table-cell>
          <table:table-cell office:value-type="float" office:value="1570000" calcext:value-type="float">
            <text:p>1.57E+06</text:p>
          </table:table-cell>
          <table:table-cell office:value-type="date" office:date-value="2021-04-09" calcext:value-type="date">
            <text:p>2021-04-09</text:p>
          </table:table-cell>
          <table:table-cell office:value-type="float" office:value="27899.9" calcext:value-type="float">
            <text:p>27899.9</text:p>
          </table:table-cell>
          <table:table-cell office:value-type="float" office:value="27631.1" calcext:value-type="float">
            <text:p>27631.1</text:p>
          </table:table-cell>
          <table:table-cell office:value-type="float" office:value="28168.7" calcext:value-type="float">
            <text:p>28168.7</text:p>
          </table:table-cell>
          <table:table-cell office:value-type="date" office:date-value="2021-04-09" calcext:value-type="date">
            <text:p>2021-04-09</text:p>
          </table:table-cell>
          <table:table-cell office:value-type="float" office:value="4910.84" calcext:value-type="float">
            <text:p>4910.84</text:p>
          </table:table-cell>
          <table:table-cell office:value-type="float" office:value="3806.63" calcext:value-type="float">
            <text:p>3806.63</text:p>
          </table:table-cell>
          <table:table-cell office:value-type="float" office:value="6015.24" calcext:value-type="float">
            <text:p>6015.24</text:p>
          </table:table-cell>
          <table:table-cell office:value-type="date" office:date-value="2021-04-09" calcext:value-type="date">
            <text:p>2021-04-09</text:p>
          </table:table-cell>
          <table:table-cell office:value-type="float" office:value="36359.9" calcext:value-type="float">
            <text:p>36359.9</text:p>
          </table:table-cell>
          <table:table-cell office:value-type="float" office:value="28670.3" calcext:value-type="float">
            <text:p>28670.3</text:p>
          </table:table-cell>
          <table:table-cell office:value-type="float" office:value="44054.2" calcext:value-type="float">
            <text:p>44054.2</text:p>
          </table:table-cell>
          <table:table-cell office:value-type="date" office:date-value="2021-04-09" calcext:value-type="date">
            <text:p>2021-04-09</text:p>
          </table:table-cell>
          <table:table-cell office:value-type="float" office:value="1101.76" calcext:value-type="float">
            <text:p>1101.76</text:p>
          </table:table-cell>
          <table:table-cell office:value-type="float" office:value="832.617" calcext:value-type="float">
            <text:p>832.617</text:p>
          </table:table-cell>
          <table:table-cell office:value-type="float" office:value="1370.91" calcext:value-type="float">
            <text:p>1370.91</text:p>
          </table:table-cell>
          <table:table-cell table:style-name="ce2" office:value-type="date" office:date-value="2021-04-09" calcext:value-type="date">
            <text:p>2021-04-09</text:p>
          </table:table-cell>
          <table:table-cell office:value-type="float" office:value="-1158.96" calcext:value-type="float">
            <text:p>-1158.96</text:p>
          </table:table-cell>
          <table:table-cell office:value-type="float" office:value="-2263.41" calcext:value-type="float">
            <text:p>-2263.41</text:p>
          </table:table-cell>
          <table:table-cell office:value-type="float" office:value="-54.3201" calcext:value-type="float">
            <text:p>-54.3201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table:number-columns-repeated="2" office:value-type="float" office:value="1560000" calcext:value-type="float">
            <text:p>1.56E+06</text:p>
          </table:table-cell>
          <table:table-cell office:value-type="float" office:value="1570000" calcext:value-type="float">
            <text:p>1.57E+06</text:p>
          </table:table-cell>
          <table:table-cell office:value-type="date" office:date-value="2021-04-10" calcext:value-type="date">
            <text:p>2021-04-10</text:p>
          </table:table-cell>
          <table:table-cell office:value-type="float" office:value="28018.2" calcext:value-type="float">
            <text:p>28018.2</text:p>
          </table:table-cell>
          <table:table-cell office:value-type="float" office:value="27752" calcext:value-type="float">
            <text:p>27752</text:p>
          </table:table-cell>
          <table:table-cell office:value-type="float" office:value="28284.4" calcext:value-type="float">
            <text:p>28284.4</text:p>
          </table:table-cell>
          <table:table-cell office:value-type="date" office:date-value="2021-04-10" calcext:value-type="date">
            <text:p>2021-04-10</text:p>
          </table:table-cell>
          <table:table-cell office:value-type="float" office:value="4853.98" calcext:value-type="float">
            <text:p>4853.98</text:p>
          </table:table-cell>
          <table:table-cell office:value-type="float" office:value="3771.29" calcext:value-type="float">
            <text:p>3771.29</text:p>
          </table:table-cell>
          <table:table-cell office:value-type="float" office:value="5937.09" calcext:value-type="float">
            <text:p>5937.09</text:p>
          </table:table-cell>
          <table:table-cell office:value-type="date" office:date-value="2021-04-10" calcext:value-type="date">
            <text:p>2021-04-10</text:p>
          </table:table-cell>
          <table:table-cell office:value-type="float" office:value="35165.1" calcext:value-type="float">
            <text:p>35165.1</text:p>
          </table:table-cell>
          <table:table-cell office:value-type="float" office:value="27641.6" calcext:value-type="float">
            <text:p>27641.6</text:p>
          </table:table-cell>
          <table:table-cell office:value-type="float" office:value="42699.6" calcext:value-type="float">
            <text:p>42699.6</text:p>
          </table:table-cell>
          <table:table-cell office:value-type="date" office:date-value="2021-04-10" calcext:value-type="date">
            <text:p>2021-04-10</text:p>
          </table:table-cell>
          <table:table-cell office:value-type="float" office:value="1091.13" calcext:value-type="float">
            <text:p>1091.13</text:p>
          </table:table-cell>
          <table:table-cell office:value-type="float" office:value="824.58" calcext:value-type="float">
            <text:p>824.58</text:p>
          </table:table-cell>
          <table:table-cell office:value-type="float" office:value="1357.69" calcext:value-type="float">
            <text:p>1357.69</text:p>
          </table:table-cell>
          <table:table-cell table:style-name="ce2" office:value-type="date" office:date-value="2021-04-10" calcext:value-type="date">
            <text:p>2021-04-10</text:p>
          </table:table-cell>
          <table:table-cell office:value-type="float" office:value="-1164.63" calcext:value-type="float">
            <text:p>-1164.63</text:p>
          </table:table-cell>
          <table:table-cell office:value-type="float" office:value="-2247.55" calcext:value-type="float">
            <text:p>-2247.55</text:p>
          </table:table-cell>
          <table:table-cell office:value-type="float" office:value="-81.2771" calcext:value-type="float">
            <text:p>-81.2771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570000" calcext:value-type="float">
            <text:p>1.57E+06</text:p>
          </table:table-cell>
          <table:table-cell office:value-type="float" office:value="1560000" calcext:value-type="float">
            <text:p>1.56E+06</text:p>
          </table:table-cell>
          <table:table-cell office:value-type="float" office:value="1580000" calcext:value-type="float">
            <text:p>1.58E+06</text:p>
          </table:table-cell>
          <table:table-cell office:value-type="date" office:date-value="2021-04-11" calcext:value-type="date">
            <text:p>2021-04-11</text:p>
          </table:table-cell>
          <table:table-cell office:value-type="float" office:value="28042.7" calcext:value-type="float">
            <text:p>28042.7</text:p>
          </table:table-cell>
          <table:table-cell office:value-type="float" office:value="27777.7" calcext:value-type="float">
            <text:p>27777.7</text:p>
          </table:table-cell>
          <table:table-cell office:value-type="float" office:value="28307.8" calcext:value-type="float">
            <text:p>28307.8</text:p>
          </table:table-cell>
          <table:table-cell office:value-type="date" office:date-value="2021-04-11" calcext:value-type="date">
            <text:p>2021-04-11</text:p>
          </table:table-cell>
          <table:table-cell office:value-type="float" office:value="4780.01" calcext:value-type="float">
            <text:p>4780.01</text:p>
          </table:table-cell>
          <table:table-cell office:value-type="float" office:value="3715.45" calcext:value-type="float">
            <text:p>3715.45</text:p>
          </table:table-cell>
          <table:table-cell office:value-type="float" office:value="5845.36" calcext:value-type="float">
            <text:p>5845.36</text:p>
          </table:table-cell>
          <table:table-cell office:value-type="date" office:date-value="2021-04-11" calcext:value-type="date">
            <text:p>2021-04-11</text:p>
          </table:table-cell>
          <table:table-cell office:value-type="float" office:value="34315.7" calcext:value-type="float">
            <text:p>34315.7</text:p>
          </table:table-cell>
          <table:table-cell office:value-type="float" office:value="27655.3" calcext:value-type="float">
            <text:p>27655.3</text:p>
          </table:table-cell>
          <table:table-cell office:value-type="float" office:value="40998.5" calcext:value-type="float">
            <text:p>40998.5</text:p>
          </table:table-cell>
          <table:table-cell office:value-type="date" office:date-value="2021-04-11" calcext:value-type="date">
            <text:p>2021-04-11</text:p>
          </table:table-cell>
          <table:table-cell office:value-type="float" office:value="1080.81" calcext:value-type="float">
            <text:p>1080.81</text:p>
          </table:table-cell>
          <table:table-cell office:value-type="float" office:value="835.939" calcext:value-type="float">
            <text:p>835.939</text:p>
          </table:table-cell>
          <table:table-cell office:value-type="float" office:value="1325.71" calcext:value-type="float">
            <text:p>1325.71</text:p>
          </table:table-cell>
          <table:table-cell table:style-name="ce2" office:value-type="date" office:date-value="2021-04-11" calcext:value-type="date">
            <text:p>2021-04-11</text:p>
          </table:table-cell>
          <table:table-cell office:value-type="float" office:value="-1060.23" calcext:value-type="float">
            <text:p>-1060.23</text:p>
          </table:table-cell>
          <table:table-cell office:value-type="float" office:value="-2142.39" calcext:value-type="float">
            <text:p>-2142.39</text:p>
          </table:table-cell>
          <table:table-cell office:value-type="float" office:value="22.7285" calcext:value-type="float">
            <text:p>22.7285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70000" calcext:value-type="float">
            <text:p>1.57E+06</text:p>
          </table:table-cell>
          <table:table-cell office:value-type="float" office:value="1560000" calcext:value-type="float">
            <text:p>1.56E+06</text:p>
          </table:table-cell>
          <table:table-cell office:value-type="float" office:value="1580000" calcext:value-type="float">
            <text:p>1.58E+06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28182" calcext:value-type="float">
            <text:p>28182</text:p>
          </table:table-cell>
          <table:table-cell office:value-type="float" office:value="27902.9" calcext:value-type="float">
            <text:p>27902.9</text:p>
          </table:table-cell>
          <table:table-cell office:value-type="float" office:value="28461.1" calcext:value-type="float">
            <text:p>28461.1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4659.13" calcext:value-type="float">
            <text:p>4659.13</text:p>
          </table:table-cell>
          <table:table-cell office:value-type="float" office:value="3582.73" calcext:value-type="float">
            <text:p>3582.73</text:p>
          </table:table-cell>
          <table:table-cell office:value-type="float" office:value="5736.91" calcext:value-type="float">
            <text:p>5736.91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524.1" calcext:value-type="float">
            <text:p>33524.1</text:p>
          </table:table-cell>
          <table:table-cell office:value-type="float" office:value="26943.7" calcext:value-type="float">
            <text:p>26943.7</text:p>
          </table:table-cell>
          <table:table-cell office:value-type="float" office:value="40145.2" calcext:value-type="float">
            <text:p>40145.2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1052.96" calcext:value-type="float">
            <text:p>1052.96</text:p>
          </table:table-cell>
          <table:table-cell office:value-type="float" office:value="812.705" calcext:value-type="float">
            <text:p>812.705</text:p>
          </table:table-cell>
          <table:table-cell office:value-type="float" office:value="1293.25" calcext:value-type="float">
            <text:p>1293.25</text:p>
          </table:table-cell>
          <table:table-cell table:style-name="ce2" office:value-type="date" office:date-value="2021-04-12" calcext:value-type="date">
            <text:p>2021-04-12</text:p>
          </table:table-cell>
          <table:table-cell office:value-type="float" office:value="-997.13" calcext:value-type="float">
            <text:p>-997.13</text:p>
          </table:table-cell>
          <table:table-cell office:value-type="float" office:value="-2093.1" calcext:value-type="float">
            <text:p>-2093.1</text:p>
          </table:table-cell>
          <table:table-cell office:value-type="float" office:value="100.207" calcext:value-type="float">
            <text:p>100.207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80000" calcext:value-type="float">
            <text:p>1.58E+06</text:p>
          </table:table-cell>
          <table:table-cell office:value-type="float" office:value="1570000" calcext:value-type="float">
            <text:p>1.57E+06</text:p>
          </table:table-cell>
          <table:table-cell office:value-type="float" office:value="1590000" calcext:value-type="float">
            <text:p>1.59E+06</text:p>
          </table:table-cell>
          <table:table-cell office:value-type="date" office:date-value="2021-04-13" calcext:value-type="date">
            <text:p>2021-04-13</text:p>
          </table:table-cell>
          <table:table-cell office:value-type="float" office:value="28317.8" calcext:value-type="float">
            <text:p>28317.8</text:p>
          </table:table-cell>
          <table:table-cell office:value-type="float" office:value="28026.3" calcext:value-type="float">
            <text:p>28026.3</text:p>
          </table:table-cell>
          <table:table-cell office:value-type="float" office:value="28609.4" calcext:value-type="float">
            <text:p>28609.4</text:p>
          </table:table-cell>
          <table:table-cell office:value-type="date" office:date-value="2021-04-13" calcext:value-type="date">
            <text:p>2021-04-13</text:p>
          </table:table-cell>
          <table:table-cell office:value-type="float" office:value="4543.3" calcext:value-type="float">
            <text:p>4543.3</text:p>
          </table:table-cell>
          <table:table-cell office:value-type="float" office:value="3461.15" calcext:value-type="float">
            <text:p>3461.15</text:p>
          </table:table-cell>
          <table:table-cell office:value-type="float" office:value="5627.65" calcext:value-type="float">
            <text:p>5627.65</text:p>
          </table:table-cell>
          <table:table-cell office:value-type="date" office:date-value="2021-04-13" calcext:value-type="date">
            <text:p>2021-04-13</text:p>
          </table:table-cell>
          <table:table-cell office:value-type="float" office:value="32780.2" calcext:value-type="float">
            <text:p>32780.2</text:p>
          </table:table-cell>
          <table:table-cell office:value-type="float" office:value="26282.6" calcext:value-type="float">
            <text:p>26282.6</text:p>
          </table:table-cell>
          <table:table-cell office:value-type="float" office:value="39346.8" calcext:value-type="float">
            <text:p>39346.8</text:p>
          </table:table-cell>
          <table:table-cell office:value-type="date" office:date-value="2021-04-13" calcext:value-type="date">
            <text:p>2021-04-13</text:p>
          </table:table-cell>
          <table:table-cell office:value-type="float" office:value="1026.32" calcext:value-type="float">
            <text:p>1026.32</text:p>
          </table:table-cell>
          <table:table-cell office:value-type="float" office:value="790.731" calcext:value-type="float">
            <text:p>790.731</text:p>
          </table:table-cell>
          <table:table-cell office:value-type="float" office:value="1261.98" calcext:value-type="float">
            <text:p>1261.98</text:p>
          </table:table-cell>
          <table:table-cell table:style-name="ce2" office:value-type="date" office:date-value="2021-04-13" calcext:value-type="date">
            <text:p>2021-04-13</text:p>
          </table:table-cell>
          <table:table-cell office:value-type="float" office:value="-943.113" calcext:value-type="float">
            <text:p>-943.113</text:p>
          </table:table-cell>
          <table:table-cell office:value-type="float" office:value="-2041.1" calcext:value-type="float">
            <text:p>-2041.1</text:p>
          </table:table-cell>
          <table:table-cell office:value-type="float" office:value="157.068" calcext:value-type="float">
            <text:p>157.068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80000" calcext:value-type="float">
            <text:p>1.58E+06</text:p>
          </table:table-cell>
          <table:table-cell office:value-type="float" office:value="1570000" calcext:value-type="float">
            <text:p>1.57E+06</text:p>
          </table:table-cell>
          <table:table-cell office:value-type="float" office:value="1590000" calcext:value-type="float">
            <text:p>1.59E+06</text:p>
          </table:table-cell>
          <table:table-cell office:value-type="date" office:date-value="2021-04-14" calcext:value-type="date">
            <text:p>2021-04-14</text:p>
          </table:table-cell>
          <table:table-cell office:value-type="float" office:value="28450.4" calcext:value-type="float">
            <text:p>28450.4</text:p>
          </table:table-cell>
          <table:table-cell office:value-type="float" office:value="28147.7" calcext:value-type="float">
            <text:p>28147.7</text:p>
          </table:table-cell>
          <table:table-cell office:value-type="float" office:value="28753.2" calcext:value-type="float">
            <text:p>28753.2</text:p>
          </table:table-cell>
          <table:table-cell office:value-type="date" office:date-value="2021-04-14" calcext:value-type="date">
            <text:p>2021-04-14</text:p>
          </table:table-cell>
          <table:table-cell office:value-type="float" office:value="4431.99" calcext:value-type="float">
            <text:p>4431.99</text:p>
          </table:table-cell>
          <table:table-cell office:value-type="float" office:value="3348.68" calcext:value-type="float">
            <text:p>3348.68</text:p>
          </table:table-cell>
          <table:table-cell office:value-type="float" office:value="5518.63" calcext:value-type="float">
            <text:p>5518.63</text:p>
          </table:table-cell>
          <table:table-cell office:value-type="date" office:date-value="2021-04-14" calcext:value-type="date">
            <text:p>2021-04-14</text:p>
          </table:table-cell>
          <table:table-cell office:value-type="float" office:value="32075.5" calcext:value-type="float">
            <text:p>32075.5</text:p>
          </table:table-cell>
          <table:table-cell office:value-type="float" office:value="25660.2" calcext:value-type="float">
            <text:p>25660.2</text:p>
          </table:table-cell>
          <table:table-cell office:value-type="float" office:value="38601.3" calcext:value-type="float">
            <text:p>38601.3</text:p>
          </table:table-cell>
          <table:table-cell office:value-type="date" office:date-value="2021-04-14" calcext:value-type="date">
            <text:p>2021-04-14</text:p>
          </table:table-cell>
          <table:table-cell office:value-type="float" office:value="1000.76" calcext:value-type="float">
            <text:p>1000.76</text:p>
          </table:table-cell>
          <table:table-cell office:value-type="float" office:value="769.852" calcext:value-type="float">
            <text:p>769.852</text:p>
          </table:table-cell>
          <table:table-cell office:value-type="float" office:value="1231.82" calcext:value-type="float">
            <text:p>1231.82</text:p>
          </table:table-cell>
          <table:table-cell table:style-name="ce2" office:value-type="date" office:date-value="2021-04-14" calcext:value-type="date">
            <text:p>2021-04-14</text:p>
          </table:table-cell>
          <table:table-cell office:value-type="float" office:value="-896.146" calcext:value-type="float">
            <text:p>-896.146</text:p>
          </table:table-cell>
          <table:table-cell office:value-type="float" office:value="-1989.21" calcext:value-type="float">
            <text:p>-1989.21</text:p>
          </table:table-cell>
          <table:table-cell office:value-type="float" office:value="200.221" calcext:value-type="float">
            <text:p>200.221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90000" calcext:value-type="float">
            <text:p>1.59E+06</text:p>
          </table:table-cell>
          <table:table-cell office:value-type="float" office:value="1580000" calcext:value-type="float">
            <text:p>1.58E+06</text:p>
          </table:table-cell>
          <table:table-cell office:value-type="float" office:value="1600000" calcext:value-type="float">
            <text:p>1.60E+06</text:p>
          </table:table-cell>
          <table:table-cell office:value-type="date" office:date-value="2021-04-15" calcext:value-type="date">
            <text:p>2021-04-15</text:p>
          </table:table-cell>
          <table:table-cell office:value-type="float" office:value="28579.8" calcext:value-type="float">
            <text:p>28579.8</text:p>
          </table:table-cell>
          <table:table-cell office:value-type="float" office:value="28267.1" calcext:value-type="float">
            <text:p>28267.1</text:p>
          </table:table-cell>
          <table:table-cell office:value-type="float" office:value="28892.9" calcext:value-type="float">
            <text:p>28892.9</text:p>
          </table:table-cell>
          <table:table-cell office:value-type="date" office:date-value="2021-04-15" calcext:value-type="date">
            <text:p>2021-04-15</text:p>
          </table:table-cell>
          <table:table-cell office:value-type="float" office:value="4324.77" calcext:value-type="float">
            <text:p>4324.77</text:p>
          </table:table-cell>
          <table:table-cell office:value-type="float" office:value="3243.8" calcext:value-type="float">
            <text:p>3243.8</text:p>
          </table:table-cell>
          <table:table-cell office:value-type="float" office:value="5410.56" calcext:value-type="float">
            <text:p>5410.56</text:p>
          </table:table-cell>
          <table:table-cell office:value-type="date" office:date-value="2021-04-15" calcext:value-type="date">
            <text:p>2021-04-15</text:p>
          </table:table-cell>
          <table:table-cell office:value-type="float" office:value="31403.1" calcext:value-type="float">
            <text:p>31403.1</text:p>
          </table:table-cell>
          <table:table-cell office:value-type="float" office:value="25065.6" calcext:value-type="float">
            <text:p>25065.6</text:p>
          </table:table-cell>
          <table:table-cell office:value-type="float" office:value="37909" calcext:value-type="float">
            <text:p>37909</text:p>
          </table:table-cell>
          <table:table-cell office:value-type="date" office:date-value="2021-04-15" calcext:value-type="date">
            <text:p>2021-04-15</text:p>
          </table:table-cell>
          <table:table-cell office:value-type="float" office:value="976.187" calcext:value-type="float">
            <text:p>976.187</text:p>
          </table:table-cell>
          <table:table-cell office:value-type="float" office:value="749.931" calcext:value-type="float">
            <text:p>749.931</text:p>
          </table:table-cell>
          <table:table-cell office:value-type="float" office:value="1202.67" calcext:value-type="float">
            <text:p>1202.67</text:p>
          </table:table-cell>
          <table:table-cell table:style-name="ce2" office:value-type="date" office:date-value="2021-04-15" calcext:value-type="date">
            <text:p>2021-04-15</text:p>
          </table:table-cell>
          <table:table-cell office:value-type="float" office:value="-854.835" calcext:value-type="float">
            <text:p>-854.835</text:p>
          </table:table-cell>
          <table:table-cell office:value-type="float" office:value="-1938.55" calcext:value-type="float">
            <text:p>-1938.55</text:p>
          </table:table-cell>
          <table:table-cell office:value-type="float" office:value="233.612" calcext:value-type="float">
            <text:p>233.61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590000" calcext:value-type="float">
            <text:p>1.59E+06</text:p>
          </table:table-cell>
          <table:table-cell office:value-type="float" office:value="1580000" calcext:value-type="float">
            <text:p>1.58E+06</text:p>
          </table:table-cell>
          <table:table-cell office:value-type="float" office:value="1600000" calcext:value-type="float">
            <text:p>1.60E+06</text:p>
          </table:table-cell>
          <table:table-cell office:value-type="date" office:date-value="2021-04-16" calcext:value-type="date">
            <text:p>2021-04-16</text:p>
          </table:table-cell>
          <table:table-cell office:value-type="float" office:value="28706.2" calcext:value-type="float">
            <text:p>28706.2</text:p>
          </table:table-cell>
          <table:table-cell office:value-type="float" office:value="28384.3" calcext:value-type="float">
            <text:p>28384.3</text:p>
          </table:table-cell>
          <table:table-cell office:value-type="float" office:value="29028.5" calcext:value-type="float">
            <text:p>29028.5</text:p>
          </table:table-cell>
          <table:table-cell office:value-type="date" office:date-value="2021-04-16" calcext:value-type="date">
            <text:p>2021-04-16</text:p>
          </table:table-cell>
          <table:table-cell office:value-type="float" office:value="4221.26" calcext:value-type="float">
            <text:p>4221.26</text:p>
          </table:table-cell>
          <table:table-cell office:value-type="float" office:value="3145.34" calcext:value-type="float">
            <text:p>3145.34</text:p>
          </table:table-cell>
          <table:table-cell office:value-type="float" office:value="5303.9" calcext:value-type="float">
            <text:p>5303.9</text:p>
          </table:table-cell>
          <table:table-cell office:value-type="date" office:date-value="2021-04-16" calcext:value-type="date">
            <text:p>2021-04-16</text:p>
          </table:table-cell>
          <table:table-cell office:value-type="float" office:value="30757.8" calcext:value-type="float">
            <text:p>30757.8</text:p>
          </table:table-cell>
          <table:table-cell office:value-type="float" office:value="24488.7" calcext:value-type="float">
            <text:p>24488.7</text:p>
          </table:table-cell>
          <table:table-cell office:value-type="float" office:value="37271.7" calcext:value-type="float">
            <text:p>37271.7</text:p>
          </table:table-cell>
          <table:table-cell office:value-type="date" office:date-value="2021-04-16" calcext:value-type="date">
            <text:p>2021-04-16</text:p>
          </table:table-cell>
          <table:table-cell office:value-type="float" office:value="952.49" calcext:value-type="float">
            <text:p>952.49</text:p>
          </table:table-cell>
          <table:table-cell office:value-type="float" office:value="730.861" calcext:value-type="float">
            <text:p>730.861</text:p>
          </table:table-cell>
          <table:table-cell office:value-type="float" office:value="1174.48" calcext:value-type="float">
            <text:p>1174.48</text:p>
          </table:table-cell>
          <table:table-cell table:style-name="ce2" office:value-type="date" office:date-value="2021-04-16" calcext:value-type="date">
            <text:p>2021-04-16</text:p>
          </table:table-cell>
          <table:table-cell office:value-type="float" office:value="-818.166" calcext:value-type="float">
            <text:p>-818.166</text:p>
          </table:table-cell>
          <table:table-cell office:value-type="float" office:value="-1889.61" calcext:value-type="float">
            <text:p>-1889.61</text:p>
          </table:table-cell>
          <table:table-cell office:value-type="float" office:value="259.771" calcext:value-type="float">
            <text:p>259.771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90000" calcext:value-type="float">
            <text:p>1.59E+06</text:p>
          </table:table-cell>
          <table:table-cell office:value-type="float" office:value="1580000" calcext:value-type="float">
            <text:p>1.58E+06</text:p>
          </table:table-cell>
          <table:table-cell office:value-type="float" office:value="1600000" calcext:value-type="float">
            <text:p>1.60E+06</text:p>
          </table:table-cell>
          <table:table-cell office:value-type="date" office:date-value="2021-04-17" calcext:value-type="date">
            <text:p>2021-04-17</text:p>
          </table:table-cell>
          <table:table-cell office:value-type="float" office:value="28829.6" calcext:value-type="float">
            <text:p>28829.6</text:p>
          </table:table-cell>
          <table:table-cell office:value-type="float" office:value="28499.3" calcext:value-type="float">
            <text:p>28499.3</text:p>
          </table:table-cell>
          <table:table-cell office:value-type="float" office:value="29160.5" calcext:value-type="float">
            <text:p>29160.5</text:p>
          </table:table-cell>
          <table:table-cell office:value-type="date" office:date-value="2021-04-17" calcext:value-type="date">
            <text:p>2021-04-17</text:p>
          </table:table-cell>
          <table:table-cell office:value-type="float" office:value="4121.17" calcext:value-type="float">
            <text:p>4121.17</text:p>
          </table:table-cell>
          <table:table-cell office:value-type="float" office:value="3052.39" calcext:value-type="float">
            <text:p>3052.39</text:p>
          </table:table-cell>
          <table:table-cell office:value-type="float" office:value="5198.99" calcext:value-type="float">
            <text:p>5198.99</text:p>
          </table:table-cell>
          <table:table-cell office:value-type="date" office:date-value="2021-04-17" calcext:value-type="date">
            <text:p>2021-04-17</text:p>
          </table:table-cell>
          <table:table-cell office:value-type="float" office:value="30135.3" calcext:value-type="float">
            <text:p>30135.3</text:p>
          </table:table-cell>
          <table:table-cell office:value-type="float" office:value="23920.9" calcext:value-type="float">
            <text:p>23920.9</text:p>
          </table:table-cell>
          <table:table-cell office:value-type="float" office:value="36690.6" calcext:value-type="float">
            <text:p>36690.6</text:p>
          </table:table-cell>
          <table:table-cell office:value-type="date" office:date-value="2021-04-17" calcext:value-type="date">
            <text:p>2021-04-17</text:p>
          </table:table-cell>
          <table:table-cell office:value-type="float" office:value="929.595" calcext:value-type="float">
            <text:p>929.595</text:p>
          </table:table-cell>
          <table:table-cell office:value-type="float" office:value="712.548" calcext:value-type="float">
            <text:p>712.548</text:p>
          </table:table-cell>
          <table:table-cell office:value-type="float" office:value="1147.17" calcext:value-type="float">
            <text:p>1147.17</text:p>
          </table:table-cell>
          <table:table-cell table:style-name="ce2" office:value-type="date" office:date-value="2021-04-17" calcext:value-type="date">
            <text:p>2021-04-17</text:p>
          </table:table-cell>
          <table:table-cell office:value-type="float" office:value="-785.358" calcext:value-type="float">
            <text:p>-785.358</text:p>
          </table:table-cell>
          <table:table-cell office:value-type="float" office:value="-1842.58" calcext:value-type="float">
            <text:p>-1842.58</text:p>
          </table:table-cell>
          <table:table-cell office:value-type="float" office:value="280.444" calcext:value-type="float">
            <text:p>280.444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600000" calcext:value-type="float">
            <text:p>1.60E+06</text:p>
          </table:table-cell>
          <table:table-cell office:value-type="float" office:value="1590000" calcext:value-type="float">
            <text:p>1.59E+06</text:p>
          </table:table-cell>
          <table:table-cell office:value-type="float" office:value="1610000" calcext:value-type="float">
            <text:p>1.61E+06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28950.2" calcext:value-type="float">
            <text:p>28950.2</text:p>
          </table:table-cell>
          <table:table-cell office:value-type="float" office:value="28612.1" calcext:value-type="float">
            <text:p>28612.1</text:p>
          </table:table-cell>
          <table:table-cell office:value-type="float" office:value="29289" calcext:value-type="float">
            <text:p>29289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4024.21" calcext:value-type="float">
            <text:p>4024.21</text:p>
          </table:table-cell>
          <table:table-cell office:value-type="float" office:value="2964.23" calcext:value-type="float">
            <text:p>2964.23</text:p>
          </table:table-cell>
          <table:table-cell office:value-type="float" office:value="5096.04" calcext:value-type="float">
            <text:p>5096.04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29532.5" calcext:value-type="float">
            <text:p>29532.5</text:p>
          </table:table-cell>
          <table:table-cell office:value-type="float" office:value="23355.2" calcext:value-type="float">
            <text:p>23355.2</text:p>
          </table:table-cell>
          <table:table-cell office:value-type="float" office:value="36164.8" calcext:value-type="float">
            <text:p>36164.8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907.434" calcext:value-type="float">
            <text:p>907.434</text:p>
          </table:table-cell>
          <table:table-cell office:value-type="float" office:value="694.918" calcext:value-type="float">
            <text:p>694.918</text:p>
          </table:table-cell>
          <table:table-cell office:value-type="float" office:value="1120.7" calcext:value-type="float">
            <text:p>1120.7</text:p>
          </table:table-cell>
          <table:table-cell table:style-name="ce2" office:value-type="date" office:date-value="2021-04-18" calcext:value-type="date">
            <text:p>2021-04-18</text:p>
          </table:table-cell>
          <table:table-cell office:value-type="float" office:value="-755.792" calcext:value-type="float">
            <text:p>-755.792</text:p>
          </table:table-cell>
          <table:table-cell office:value-type="float" office:value="-1797.5" calcext:value-type="float">
            <text:p>-1797.5</text:p>
          </table:table-cell>
          <table:table-cell office:value-type="float" office:value="296.899" calcext:value-type="float">
            <text:p>296.899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600000" calcext:value-type="float">
            <text:p>1.60E+06</text:p>
          </table:table-cell>
          <table:table-cell office:value-type="float" office:value="1590000" calcext:value-type="float">
            <text:p>1.59E+06</text:p>
          </table:table-cell>
          <table:table-cell office:value-type="float" office:value="1610000" calcext:value-type="float">
            <text:p>1.61E+06</text:p>
          </table:table-cell>
          <table:table-cell office:value-type="date" office:date-value="2021-04-19" calcext:value-type="date">
            <text:p>2021-04-19</text:p>
          </table:table-cell>
          <table:table-cell office:value-type="float" office:value="29067.9" calcext:value-type="float">
            <text:p>29067.9</text:p>
          </table:table-cell>
          <table:table-cell office:value-type="float" office:value="28722.7" calcext:value-type="float">
            <text:p>28722.7</text:p>
          </table:table-cell>
          <table:table-cell office:value-type="float" office:value="29414.1" calcext:value-type="float">
            <text:p>29414.1</text:p>
          </table:table-cell>
          <table:table-cell office:value-type="date" office:date-value="2021-04-19" calcext:value-type="date">
            <text:p>2021-04-19</text:p>
          </table:table-cell>
          <table:table-cell office:value-type="float" office:value="3930.17" calcext:value-type="float">
            <text:p>3930.17</text:p>
          </table:table-cell>
          <table:table-cell office:value-type="float" office:value="2880.25" calcext:value-type="float">
            <text:p>2880.25</text:p>
          </table:table-cell>
          <table:table-cell office:value-type="float" office:value="4995.22" calcext:value-type="float">
            <text:p>4995.22</text:p>
          </table:table-cell>
          <table:table-cell office:value-type="date" office:date-value="2021-04-19" calcext:value-type="date">
            <text:p>2021-04-19</text:p>
          </table:table-cell>
          <table:table-cell office:value-type="float" office:value="28946.9" calcext:value-type="float">
            <text:p>28946.9</text:p>
          </table:table-cell>
          <table:table-cell office:value-type="float" office:value="22787.1" calcext:value-type="float">
            <text:p>22787.1</text:p>
          </table:table-cell>
          <table:table-cell office:value-type="float" office:value="35690.4" calcext:value-type="float">
            <text:p>35690.4</text:p>
          </table:table-cell>
          <table:table-cell office:value-type="date" office:date-value="2021-04-19" calcext:value-type="date">
            <text:p>2021-04-19</text:p>
          </table:table-cell>
          <table:table-cell office:value-type="float" office:value="885.952" calcext:value-type="float">
            <text:p>885.952</text:p>
          </table:table-cell>
          <table:table-cell office:value-type="float" office:value="677.905" calcext:value-type="float">
            <text:p>677.905</text:p>
          </table:table-cell>
          <table:table-cell office:value-type="float" office:value="1095.03" calcext:value-type="float">
            <text:p>1095.03</text:p>
          </table:table-cell>
          <table:table-cell table:style-name="ce2" office:value-type="date" office:date-value="2021-04-19" calcext:value-type="date">
            <text:p>2021-04-19</text:p>
          </table:table-cell>
          <table:table-cell office:value-type="float" office:value="-728.963" calcext:value-type="float">
            <text:p>-728.963</text:p>
          </table:table-cell>
          <table:table-cell office:value-type="float" office:value="-1754.33" calcext:value-type="float">
            <text:p>-1754.33</text:p>
          </table:table-cell>
          <table:table-cell office:value-type="float" office:value="310.085" calcext:value-type="float">
            <text:p>310.085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610000" calcext:value-type="float">
            <text:p>1.61E+06</text:p>
          </table:table-cell>
          <table:table-cell office:value-type="float" office:value="1590000" calcext:value-type="float">
            <text:p>1.59E+06</text:p>
          </table:table-cell>
          <table:table-cell office:value-type="float" office:value="1620000" calcext:value-type="float">
            <text:p>1.62E+06</text:p>
          </table:table-cell>
          <table:table-cell office:value-type="date" office:date-value="2021-04-20" calcext:value-type="date">
            <text:p>2021-04-20</text:p>
          </table:table-cell>
          <table:table-cell office:value-type="float" office:value="29182.9" calcext:value-type="float">
            <text:p>29182.9</text:p>
          </table:table-cell>
          <table:table-cell office:value-type="float" office:value="28831.1" calcext:value-type="float">
            <text:p>28831.1</text:p>
          </table:table-cell>
          <table:table-cell office:value-type="float" office:value="29536.1" calcext:value-type="float">
            <text:p>29536.1</text:p>
          </table:table-cell>
          <table:table-cell office:value-type="date" office:date-value="2021-04-20" calcext:value-type="date">
            <text:p>2021-04-20</text:p>
          </table:table-cell>
          <table:table-cell office:value-type="float" office:value="3838.85" calcext:value-type="float">
            <text:p>3838.85</text:p>
          </table:table-cell>
          <table:table-cell office:value-type="float" office:value="2800" calcext:value-type="float">
            <text:p>2800</text:p>
          </table:table-cell>
          <table:table-cell office:value-type="float" office:value="4896.65" calcext:value-type="float">
            <text:p>4896.65</text:p>
          </table:table-cell>
          <table:table-cell office:value-type="date" office:date-value="2021-04-20" calcext:value-type="date">
            <text:p>2021-04-20</text:p>
          </table:table-cell>
          <table:table-cell office:value-type="float" office:value="28376.6" calcext:value-type="float">
            <text:p>28376.6</text:p>
          </table:table-cell>
          <table:table-cell office:value-type="float" office:value="22215.1" calcext:value-type="float">
            <text:p>22215.1</text:p>
          </table:table-cell>
          <table:table-cell office:value-type="float" office:value="35261.3" calcext:value-type="float">
            <text:p>35261.3</text:p>
          </table:table-cell>
          <table:table-cell office:value-type="date" office:date-value="2021-04-20" calcext:value-type="date">
            <text:p>2021-04-20</text:p>
          </table:table-cell>
          <table:table-cell office:value-type="float" office:value="865.098" calcext:value-type="float">
            <text:p>865.098</text:p>
          </table:table-cell>
          <table:table-cell office:value-type="float" office:value="661.455" calcext:value-type="float">
            <text:p>661.455</text:p>
          </table:table-cell>
          <table:table-cell office:value-type="float" office:value="1070.13" calcext:value-type="float">
            <text:p>1070.13</text:p>
          </table:table-cell>
          <table:table-cell table:style-name="ce2" office:value-type="date" office:date-value="2021-04-20" calcext:value-type="date">
            <text:p>2021-04-20</text:p>
          </table:table-cell>
          <table:table-cell office:value-type="float" office:value="-704.454" calcext:value-type="float">
            <text:p>-704.454</text:p>
          </table:table-cell>
          <table:table-cell office:value-type="float" office:value="-1712.97" calcext:value-type="float">
            <text:p>-1712.97</text:p>
          </table:table-cell>
          <table:table-cell office:value-type="float" office:value="320.718" calcext:value-type="float">
            <text:p>320.71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610000" calcext:value-type="float">
            <text:p>1.61E+06</text:p>
          </table:table-cell>
          <table:table-cell office:value-type="float" office:value="1600000" calcext:value-type="float">
            <text:p>1.60E+06</text:p>
          </table:table-cell>
          <table:table-cell office:value-type="float" office:value="1620000" calcext:value-type="float">
            <text:p>1.62E+06</text:p>
          </table:table-cell>
          <table:table-cell office:value-type="date" office:date-value="2021-04-21" calcext:value-type="date">
            <text:p>2021-04-21</text:p>
          </table:table-cell>
          <table:table-cell office:value-type="float" office:value="29295.2" calcext:value-type="float">
            <text:p>29295.2</text:p>
          </table:table-cell>
          <table:table-cell office:value-type="float" office:value="28937.2" calcext:value-type="float">
            <text:p>28937.2</text:p>
          </table:table-cell>
          <table:table-cell office:value-type="float" office:value="29655" calcext:value-type="float">
            <text:p>29655</text:p>
          </table:table-cell>
          <table:table-cell office:value-type="date" office:date-value="2021-04-21" calcext:value-type="date">
            <text:p>2021-04-21</text:p>
          </table:table-cell>
          <table:table-cell office:value-type="float" office:value="3750.07" calcext:value-type="float">
            <text:p>3750.07</text:p>
          </table:table-cell>
          <table:table-cell office:value-type="float" office:value="2723.08" calcext:value-type="float">
            <text:p>2723.08</text:p>
          </table:table-cell>
          <table:table-cell office:value-type="float" office:value="4800.4" calcext:value-type="float">
            <text:p>4800.4</text:p>
          </table:table-cell>
          <table:table-cell office:value-type="date" office:date-value="2021-04-21" calcext:value-type="date">
            <text:p>2021-04-21</text:p>
          </table:table-cell>
          <table:table-cell office:value-type="float" office:value="27820.3" calcext:value-type="float">
            <text:p>27820.3</text:p>
          </table:table-cell>
          <table:table-cell office:value-type="float" office:value="21639.6" calcext:value-type="float">
            <text:p>21639.6</text:p>
          </table:table-cell>
          <table:table-cell office:value-type="float" office:value="34871.6" calcext:value-type="float">
            <text:p>34871.6</text:p>
          </table:table-cell>
          <table:table-cell office:value-type="date" office:date-value="2021-04-21" calcext:value-type="date">
            <text:p>2021-04-21</text:p>
          </table:table-cell>
          <table:table-cell office:value-type="float" office:value="844.833" calcext:value-type="float">
            <text:p>844.833</text:p>
          </table:table-cell>
          <table:table-cell office:value-type="float" office:value="645.52" calcext:value-type="float">
            <text:p>645.52</text:p>
          </table:table-cell>
          <table:table-cell office:value-type="float" office:value="1045.95" calcext:value-type="float">
            <text:p>1045.95</text:p>
          </table:table-cell>
          <table:table-cell table:style-name="ce2" office:value-type="date" office:date-value="2021-04-21" calcext:value-type="date">
            <text:p>2021-04-21</text:p>
          </table:table-cell>
          <table:table-cell office:value-type="float" office:value="-681.919" calcext:value-type="float">
            <text:p>-681.919</text:p>
          </table:table-cell>
          <table:table-cell office:value-type="float" office:value="-1673.32" calcext:value-type="float">
            <text:p>-1673.32</text:p>
          </table:table-cell>
          <table:table-cell office:value-type="float" office:value="329.349" calcext:value-type="float">
            <text:p>329.34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610000" calcext:value-type="float">
            <text:p>1.61E+06</text:p>
          </table:table-cell>
          <table:table-cell office:value-type="float" office:value="1600000" calcext:value-type="float">
            <text:p>1.60E+06</text:p>
          </table:table-cell>
          <table:table-cell office:value-type="float" office:value="1630000" calcext:value-type="float">
            <text:p>1.63E+06</text:p>
          </table:table-cell>
          <table:table-cell office:value-type="date" office:date-value="2021-04-22" calcext:value-type="date">
            <text:p>2021-04-22</text:p>
          </table:table-cell>
          <table:table-cell office:value-type="float" office:value="29405" calcext:value-type="float">
            <text:p>29405</text:p>
          </table:table-cell>
          <table:table-cell office:value-type="float" office:value="29041.2" calcext:value-type="float">
            <text:p>29041.2</text:p>
          </table:table-cell>
          <table:table-cell office:value-type="float" office:value="29771" calcext:value-type="float">
            <text:p>29771</text:p>
          </table:table-cell>
          <table:table-cell office:value-type="date" office:date-value="2021-04-22" calcext:value-type="date">
            <text:p>2021-04-22</text:p>
          </table:table-cell>
          <table:table-cell office:value-type="float" office:value="3663.69" calcext:value-type="float">
            <text:p>3663.69</text:p>
          </table:table-cell>
          <table:table-cell office:value-type="float" office:value="2649.16" calcext:value-type="float">
            <text:p>2649.16</text:p>
          </table:table-cell>
          <table:table-cell office:value-type="float" office:value="4706.53" calcext:value-type="float">
            <text:p>4706.53</text:p>
          </table:table-cell>
          <table:table-cell office:value-type="date" office:date-value="2021-04-22" calcext:value-type="date">
            <text:p>2021-04-22</text:p>
          </table:table-cell>
          <table:table-cell office:value-type="float" office:value="27276.7" calcext:value-type="float">
            <text:p>27276.7</text:p>
          </table:table-cell>
          <table:table-cell office:value-type="float" office:value="21062.2" calcext:value-type="float">
            <text:p>21062.2</text:p>
          </table:table-cell>
          <table:table-cell office:value-type="float" office:value="34517.3" calcext:value-type="float">
            <text:p>34517.3</text:p>
          </table:table-cell>
          <table:table-cell office:value-type="date" office:date-value="2021-04-22" calcext:value-type="date">
            <text:p>2021-04-22</text:p>
          </table:table-cell>
          <table:table-cell office:value-type="float" office:value="825.121" calcext:value-type="float">
            <text:p>825.121</text:p>
          </table:table-cell>
          <table:table-cell office:value-type="float" office:value="630.06" calcext:value-type="float">
            <text:p>630.06</text:p>
          </table:table-cell>
          <table:table-cell office:value-type="float" office:value="1022.5" calcext:value-type="float">
            <text:p>1022.5</text:p>
          </table:table-cell>
          <table:table-cell table:style-name="ce2" office:value-type="date" office:date-value="2021-04-22" calcext:value-type="date">
            <text:p>2021-04-22</text:p>
          </table:table-cell>
          <table:table-cell office:value-type="float" office:value="-661.075" calcext:value-type="float">
            <text:p>-661.075</text:p>
          </table:table-cell>
          <table:table-cell office:value-type="float" office:value="-1635.25" calcext:value-type="float">
            <text:p>-1635.25</text:p>
          </table:table-cell>
          <table:table-cell office:value-type="float" office:value="336.398" calcext:value-type="float">
            <text:p>336.398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620000" calcext:value-type="float">
            <text:p>1.62E+06</text:p>
          </table:table-cell>
          <table:table-cell office:value-type="float" office:value="1600000" calcext:value-type="float">
            <text:p>1.60E+06</text:p>
          </table:table-cell>
          <table:table-cell office:value-type="float" office:value="1630000" calcext:value-type="float">
            <text:p>1.63E+06</text:p>
          </table:table-cell>
          <table:table-cell office:value-type="date" office:date-value="2021-04-23" calcext:value-type="date">
            <text:p>2021-04-23</text:p>
          </table:table-cell>
          <table:table-cell office:value-type="float" office:value="29512.2" calcext:value-type="float">
            <text:p>29512.2</text:p>
          </table:table-cell>
          <table:table-cell office:value-type="float" office:value="29143" calcext:value-type="float">
            <text:p>29143</text:p>
          </table:table-cell>
          <table:table-cell office:value-type="float" office:value="29884.2" calcext:value-type="float">
            <text:p>29884.2</text:p>
          </table:table-cell>
          <table:table-cell office:value-type="date" office:date-value="2021-04-23" calcext:value-type="date">
            <text:p>2021-04-23</text:p>
          </table:table-cell>
          <table:table-cell office:value-type="float" office:value="3579.57" calcext:value-type="float">
            <text:p>3579.57</text:p>
          </table:table-cell>
          <table:table-cell office:value-type="float" office:value="2577.96" calcext:value-type="float">
            <text:p>2577.96</text:p>
          </table:table-cell>
          <table:table-cell office:value-type="float" office:value="4615.04" calcext:value-type="float">
            <text:p>4615.04</text:p>
          </table:table-cell>
          <table:table-cell office:value-type="date" office:date-value="2021-04-23" calcext:value-type="date">
            <text:p>2021-04-23</text:p>
          </table:table-cell>
          <table:table-cell office:value-type="float" office:value="26744.8" calcext:value-type="float">
            <text:p>26744.8</text:p>
          </table:table-cell>
          <table:table-cell office:value-type="float" office:value="20484.9" calcext:value-type="float">
            <text:p>20484.9</text:p>
          </table:table-cell>
          <table:table-cell office:value-type="float" office:value="34197" calcext:value-type="float">
            <text:p>34197</text:p>
          </table:table-cell>
          <table:table-cell office:value-type="date" office:date-value="2021-04-23" calcext:value-type="date">
            <text:p>2021-04-23</text:p>
          </table:table-cell>
          <table:table-cell office:value-type="float" office:value="805.932" calcext:value-type="float">
            <text:p>805.932</text:p>
          </table:table-cell>
          <table:table-cell office:value-type="float" office:value="615.04" calcext:value-type="float">
            <text:p>615.04</text:p>
          </table:table-cell>
          <table:table-cell office:value-type="float" office:value="999.728" calcext:value-type="float">
            <text:p>999.728</text:p>
          </table:table-cell>
          <table:table-cell table:style-name="ce2" office:value-type="date" office:date-value="2021-04-23" calcext:value-type="date">
            <text:p>2021-04-23</text:p>
          </table:table-cell>
          <table:table-cell office:value-type="float" office:value="-641.694" calcext:value-type="float">
            <text:p>-641.694</text:p>
          </table:table-cell>
          <table:table-cell office:value-type="float" office:value="-1598.67" calcext:value-type="float">
            <text:p>-1598.67</text:p>
          </table:table-cell>
          <table:table-cell office:value-type="float" office:value="342.18" calcext:value-type="float">
            <text:p>342.18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620000" calcext:value-type="float">
            <text:p>1.62E+06</text:p>
          </table:table-cell>
          <table:table-cell office:value-type="float" office:value="1610000" calcext:value-type="float">
            <text:p>1.61E+06</text:p>
          </table:table-cell>
          <table:table-cell office:value-type="float" office:value="1640000" calcext:value-type="float">
            <text:p>1.64E+06</text:p>
          </table:table-cell>
          <table:table-cell office:value-type="date" office:date-value="2021-04-24" calcext:value-type="date">
            <text:p>2021-04-24</text:p>
          </table:table-cell>
          <table:table-cell office:value-type="float" office:value="29616.9" calcext:value-type="float">
            <text:p>29616.9</text:p>
          </table:table-cell>
          <table:table-cell office:value-type="float" office:value="29242.6" calcext:value-type="float">
            <text:p>29242.6</text:p>
          </table:table-cell>
          <table:table-cell office:value-type="float" office:value="29994.7" calcext:value-type="float">
            <text:p>29994.7</text:p>
          </table:table-cell>
          <table:table-cell office:value-type="date" office:date-value="2021-04-24" calcext:value-type="date">
            <text:p>2021-04-24</text:p>
          </table:table-cell>
          <table:table-cell office:value-type="float" office:value="3497.58" calcext:value-type="float">
            <text:p>3497.58</text:p>
          </table:table-cell>
          <table:table-cell office:value-type="float" office:value="2509.24" calcext:value-type="float">
            <text:p>2509.24</text:p>
          </table:table-cell>
          <table:table-cell office:value-type="float" office:value="4525.93" calcext:value-type="float">
            <text:p>4525.93</text:p>
          </table:table-cell>
          <table:table-cell office:value-type="date" office:date-value="2021-04-24" calcext:value-type="date">
            <text:p>2021-04-24</text:p>
          </table:table-cell>
          <table:table-cell office:value-type="float" office:value="26223.8" calcext:value-type="float">
            <text:p>26223.8</text:p>
          </table:table-cell>
          <table:table-cell office:value-type="float" office:value="19909.7" calcext:value-type="float">
            <text:p>19909.7</text:p>
          </table:table-cell>
          <table:table-cell office:value-type="float" office:value="33911.2" calcext:value-type="float">
            <text:p>33911.2</text:p>
          </table:table-cell>
          <table:table-cell office:value-type="date" office:date-value="2021-04-24" calcext:value-type="date">
            <text:p>2021-04-24</text:p>
          </table:table-cell>
          <table:table-cell office:value-type="float" office:value="787.237" calcext:value-type="float">
            <text:p>787.237</text:p>
          </table:table-cell>
          <table:table-cell office:value-type="float" office:value="600.426" calcext:value-type="float">
            <text:p>600.426</text:p>
          </table:table-cell>
          <table:table-cell office:value-type="float" office:value="977.635" calcext:value-type="float">
            <text:p>977.635</text:p>
          </table:table-cell>
          <table:table-cell table:style-name="ce2" office:value-type="date" office:date-value="2021-04-24" calcext:value-type="date">
            <text:p>2021-04-24</text:p>
          </table:table-cell>
          <table:table-cell office:value-type="float" office:value="-623.591" calcext:value-type="float">
            <text:p>-623.591</text:p>
          </table:table-cell>
          <table:table-cell office:value-type="float" office:value="-1563.47" calcext:value-type="float">
            <text:p>-1563.47</text:p>
          </table:table-cell>
          <table:table-cell office:value-type="float" office:value="346.926" calcext:value-type="float">
            <text:p>346.926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620000" calcext:value-type="float">
            <text:p>1.62E+06</text:p>
          </table:table-cell>
          <table:table-cell office:value-type="float" office:value="1610000" calcext:value-type="float">
            <text:p>1.61E+06</text:p>
          </table:table-cell>
          <table:table-cell office:value-type="float" office:value="1640000" calcext:value-type="float">
            <text:p>1.64E+06</text:p>
          </table:table-cell>
          <table:table-cell office:value-type="date" office:date-value="2021-04-25" calcext:value-type="date">
            <text:p>2021-04-25</text:p>
          </table:table-cell>
          <table:table-cell office:value-type="float" office:value="29719.2" calcext:value-type="float">
            <text:p>29719.2</text:p>
          </table:table-cell>
          <table:table-cell office:value-type="float" office:value="29340.1" calcext:value-type="float">
            <text:p>29340.1</text:p>
          </table:table-cell>
          <table:table-cell office:value-type="float" office:value="30102.7" calcext:value-type="float">
            <text:p>30102.7</text:p>
          </table:table-cell>
          <table:table-cell office:value-type="date" office:date-value="2021-04-25" calcext:value-type="date">
            <text:p>2021-04-25</text:p>
          </table:table-cell>
          <table:table-cell office:value-type="float" office:value="3417.6" calcext:value-type="float">
            <text:p>3417.6</text:p>
          </table:table-cell>
          <table:table-cell office:value-type="float" office:value="2442.78" calcext:value-type="float">
            <text:p>2442.78</text:p>
          </table:table-cell>
          <table:table-cell office:value-type="float" office:value="4439.16" calcext:value-type="float">
            <text:p>4439.16</text:p>
          </table:table-cell>
          <table:table-cell office:value-type="date" office:date-value="2021-04-25" calcext:value-type="date">
            <text:p>2021-04-25</text:p>
          </table:table-cell>
          <table:table-cell office:value-type="float" office:value="25713" calcext:value-type="float">
            <text:p>25713</text:p>
          </table:table-cell>
          <table:table-cell office:value-type="float" office:value="19338.2" calcext:value-type="float">
            <text:p>19338.2</text:p>
          </table:table-cell>
          <table:table-cell office:value-type="float" office:value="33660.8" calcext:value-type="float">
            <text:p>33660.8</text:p>
          </table:table-cell>
          <table:table-cell office:value-type="date" office:date-value="2021-04-25" calcext:value-type="date">
            <text:p>2021-04-25</text:p>
          </table:table-cell>
          <table:table-cell office:value-type="float" office:value="769.013" calcext:value-type="float">
            <text:p>769.013</text:p>
          </table:table-cell>
          <table:table-cell office:value-type="float" office:value="586.191" calcext:value-type="float">
            <text:p>586.191</text:p>
          </table:table-cell>
          <table:table-cell office:value-type="float" office:value="956.198" calcext:value-type="float">
            <text:p>956.198</text:p>
          </table:table-cell>
          <table:table-cell table:style-name="ce2" office:value-type="date" office:date-value="2021-04-25" calcext:value-type="date">
            <text:p>2021-04-25</text:p>
          </table:table-cell>
          <table:table-cell office:value-type="float" office:value="-606.617" calcext:value-type="float">
            <text:p>-606.617</text:p>
          </table:table-cell>
          <table:table-cell office:value-type="float" office:value="-1529.55" calcext:value-type="float">
            <text:p>-1529.55</text:p>
          </table:table-cell>
          <table:table-cell office:value-type="float" office:value="350.798" calcext:value-type="float">
            <text:p>350.798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630000" calcext:value-type="float">
            <text:p>1.63E+06</text:p>
          </table:table-cell>
          <table:table-cell office:value-type="float" office:value="1610000" calcext:value-type="float">
            <text:p>1.61E+06</text:p>
          </table:table-cell>
          <table:table-cell office:value-type="float" office:value="1640000" calcext:value-type="float">
            <text:p>1.64E+06</text:p>
          </table:table-cell>
          <table:table-cell office:value-type="date" office:date-value="2021-04-26" calcext:value-type="date">
            <text:p>2021-04-26</text:p>
          </table:table-cell>
          <table:table-cell office:value-type="float" office:value="29819.1" calcext:value-type="float">
            <text:p>29819.1</text:p>
          </table:table-cell>
          <table:table-cell office:value-type="float" office:value="29435.5" calcext:value-type="float">
            <text:p>29435.5</text:p>
          </table:table-cell>
          <table:table-cell office:value-type="float" office:value="30208.1" calcext:value-type="float">
            <text:p>30208.1</text:p>
          </table:table-cell>
          <table:table-cell office:value-type="date" office:date-value="2021-04-26" calcext:value-type="date">
            <text:p>2021-04-26</text:p>
          </table:table-cell>
          <table:table-cell office:value-type="float" office:value="3339.52" calcext:value-type="float">
            <text:p>3339.52</text:p>
          </table:table-cell>
          <table:table-cell office:value-type="float" office:value="2378.42" calcext:value-type="float">
            <text:p>2378.42</text:p>
          </table:table-cell>
          <table:table-cell office:value-type="float" office:value="4354.69" calcext:value-type="float">
            <text:p>4354.69</text:p>
          </table:table-cell>
          <table:table-cell office:value-type="date" office:date-value="2021-04-26" calcext:value-type="date">
            <text:p>2021-04-26</text:p>
          </table:table-cell>
          <table:table-cell office:value-type="float" office:value="25211.6" calcext:value-type="float">
            <text:p>25211.6</text:p>
          </table:table-cell>
          <table:table-cell office:value-type="float" office:value="18772.5" calcext:value-type="float">
            <text:p>18772.5</text:p>
          </table:table-cell>
          <table:table-cell office:value-type="float" office:value="33445.1" calcext:value-type="float">
            <text:p>33445.1</text:p>
          </table:table-cell>
          <table:table-cell office:value-type="date" office:date-value="2021-04-26" calcext:value-type="date">
            <text:p>2021-04-26</text:p>
          </table:table-cell>
          <table:table-cell office:value-type="float" office:value="751.237" calcext:value-type="float">
            <text:p>751.237</text:p>
          </table:table-cell>
          <table:table-cell office:value-type="float" office:value="572.308" calcext:value-type="float">
            <text:p>572.308</text:p>
          </table:table-cell>
          <table:table-cell office:value-type="float" office:value="935.404" calcext:value-type="float">
            <text:p>935.404</text:p>
          </table:table-cell>
          <table:table-cell table:style-name="ce2" office:value-type="date" office:date-value="2021-04-26" calcext:value-type="date">
            <text:p>2021-04-26</text:p>
          </table:table-cell>
          <table:table-cell office:value-type="float" office:value="-590.655" calcext:value-type="float">
            <text:p>-590.655</text:p>
          </table:table-cell>
          <table:table-cell office:value-type="float" office:value="-1496.84" calcext:value-type="float">
            <text:p>-1496.84</text:p>
          </table:table-cell>
          <table:table-cell office:value-type="float" office:value="353.91" calcext:value-type="float">
            <text:p>353.91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630000" calcext:value-type="float">
            <text:p>1.63E+06</text:p>
          </table:table-cell>
          <table:table-cell office:value-type="float" office:value="1610000" calcext:value-type="float">
            <text:p>1.61E+06</text:p>
          </table:table-cell>
          <table:table-cell office:value-type="float" office:value="1650000" calcext:value-type="float">
            <text:p>1.65E+06</text:p>
          </table:table-cell>
          <table:table-cell office:value-type="date" office:date-value="2021-04-27" calcext:value-type="date">
            <text:p>2021-04-27</text:p>
          </table:table-cell>
          <table:table-cell office:value-type="float" office:value="29916.8" calcext:value-type="float">
            <text:p>29916.8</text:p>
          </table:table-cell>
          <table:table-cell office:value-type="float" office:value="29528.8" calcext:value-type="float">
            <text:p>29528.8</text:p>
          </table:table-cell>
          <table:table-cell office:value-type="float" office:value="30311.2" calcext:value-type="float">
            <text:p>30311.2</text:p>
          </table:table-cell>
          <table:table-cell office:value-type="date" office:date-value="2021-04-27" calcext:value-type="date">
            <text:p>2021-04-27</text:p>
          </table:table-cell>
          <table:table-cell office:value-type="float" office:value="3263.24" calcext:value-type="float">
            <text:p>3263.24</text:p>
          </table:table-cell>
          <table:table-cell office:value-type="float" office:value="2315.98" calcext:value-type="float">
            <text:p>2315.98</text:p>
          </table:table-cell>
          <table:table-cell office:value-type="float" office:value="4272.48" calcext:value-type="float">
            <text:p>4272.48</text:p>
          </table:table-cell>
          <table:table-cell office:value-type="date" office:date-value="2021-04-27" calcext:value-type="date">
            <text:p>2021-04-27</text:p>
          </table:table-cell>
          <table:table-cell office:value-type="float" office:value="24719.1" calcext:value-type="float">
            <text:p>24719.1</text:p>
          </table:table-cell>
          <table:table-cell office:value-type="float" office:value="18214.9" calcext:value-type="float">
            <text:p>18214.9</text:p>
          </table:table-cell>
          <table:table-cell office:value-type="float" office:value="33260.9" calcext:value-type="float">
            <text:p>33260.9</text:p>
          </table:table-cell>
          <table:table-cell office:value-type="date" office:date-value="2021-04-27" calcext:value-type="date">
            <text:p>2021-04-27</text:p>
          </table:table-cell>
          <table:table-cell office:value-type="float" office:value="733.887" calcext:value-type="float">
            <text:p>733.887</text:p>
          </table:table-cell>
          <table:table-cell office:value-type="float" office:value="558.753" calcext:value-type="float">
            <text:p>558.753</text:p>
          </table:table-cell>
          <table:table-cell office:value-type="float" office:value="915.236" calcext:value-type="float">
            <text:p>915.236</text:p>
          </table:table-cell>
          <table:table-cell table:style-name="ce2" office:value-type="date" office:date-value="2021-04-27" calcext:value-type="date">
            <text:p>2021-04-27</text:p>
          </table:table-cell>
          <table:table-cell office:value-type="float" office:value="-575.61" calcext:value-type="float">
            <text:p>-575.61</text:p>
          </table:table-cell>
          <table:table-cell office:value-type="float" office:value="-1465.26" calcext:value-type="float">
            <text:p>-1465.26</text:p>
          </table:table-cell>
          <table:table-cell office:value-type="float" office:value="356.338" calcext:value-type="float">
            <text:p>356.338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630000" calcext:value-type="float">
            <text:p>1.63E+06</text:p>
          </table:table-cell>
          <table:table-cell office:value-type="float" office:value="1620000" calcext:value-type="float">
            <text:p>1.62E+06</text:p>
          </table:table-cell>
          <table:table-cell office:value-type="float" office:value="1650000" calcext:value-type="float">
            <text:p>1.65E+06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30012.2" calcext:value-type="float">
            <text:p>30012.2</text:p>
          </table:table-cell>
          <table:table-cell office:value-type="float" office:value="29620" calcext:value-type="float">
            <text:p>29620</text:p>
          </table:table-cell>
          <table:table-cell office:value-type="float" office:value="30412" calcext:value-type="float">
            <text:p>30412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3188.66" calcext:value-type="float">
            <text:p>3188.66</text:p>
          </table:table-cell>
          <table:table-cell office:value-type="float" office:value="2255.34" calcext:value-type="float">
            <text:p>2255.34</text:p>
          </table:table-cell>
          <table:table-cell office:value-type="float" office:value="4192.49" calcext:value-type="float">
            <text:p>4192.49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24235.2" calcext:value-type="float">
            <text:p>24235.2</text:p>
          </table:table-cell>
          <table:table-cell office:value-type="float" office:value="17667.7" calcext:value-type="float">
            <text:p>17667.7</text:p>
          </table:table-cell>
          <table:table-cell office:value-type="float" office:value="33103.9" calcext:value-type="float">
            <text:p>33103.9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716.944" calcext:value-type="float">
            <text:p>716.944</text:p>
          </table:table-cell>
          <table:table-cell office:value-type="float" office:value="545.502" calcext:value-type="float">
            <text:p>545.502</text:p>
          </table:table-cell>
          <table:table-cell office:value-type="float" office:value="895.68" calcext:value-type="float">
            <text:p>895.68</text:p>
          </table:table-cell>
          <table:table-cell table:style-name="ce2" office:value-type="date" office:date-value="2021-04-28" calcext:value-type="date">
            <text:p>2021-04-28</text:p>
          </table:table-cell>
          <table:table-cell office:value-type="float" office:value="-561.406" calcext:value-type="float">
            <text:p>-561.406</text:p>
          </table:table-cell>
          <table:table-cell office:value-type="float" office:value="-1434.74" calcext:value-type="float">
            <text:p>-1434.74</text:p>
          </table:table-cell>
          <table:table-cell office:value-type="float" office:value="358.124" calcext:value-type="float">
            <text:p>358.124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640000" calcext:value-type="float">
            <text:p>1.64E+06</text:p>
          </table:table-cell>
          <table:table-cell office:value-type="float" office:value="1620000" calcext:value-type="float">
            <text:p>1.62E+06</text:p>
          </table:table-cell>
          <table:table-cell office:value-type="float" office:value="1660000" calcext:value-type="float">
            <text:p>1.66E+06</text:p>
          </table:table-cell>
          <table:table-cell office:value-type="date" office:date-value="2021-04-29" calcext:value-type="date">
            <text:p>2021-04-29</text:p>
          </table:table-cell>
          <table:table-cell office:value-type="float" office:value="30105.4" calcext:value-type="float">
            <text:p>30105.4</text:p>
          </table:table-cell>
          <table:table-cell office:value-type="float" office:value="29709.2" calcext:value-type="float">
            <text:p>29709.2</text:p>
          </table:table-cell>
          <table:table-cell office:value-type="float" office:value="30510.6" calcext:value-type="float">
            <text:p>30510.6</text:p>
          </table:table-cell>
          <table:table-cell office:value-type="date" office:date-value="2021-04-29" calcext:value-type="date">
            <text:p>2021-04-29</text:p>
          </table:table-cell>
          <table:table-cell office:value-type="float" office:value="3115.71" calcext:value-type="float">
            <text:p>3115.71</text:p>
          </table:table-cell>
          <table:table-cell office:value-type="float" office:value="2196.37" calcext:value-type="float">
            <text:p>2196.37</text:p>
          </table:table-cell>
          <table:table-cell office:value-type="float" office:value="4114.64" calcext:value-type="float">
            <text:p>4114.64</text:p>
          </table:table-cell>
          <table:table-cell office:value-type="date" office:date-value="2021-04-29" calcext:value-type="date">
            <text:p>2021-04-29</text:p>
          </table:table-cell>
          <table:table-cell office:value-type="float" office:value="23759.3" calcext:value-type="float">
            <text:p>23759.3</text:p>
          </table:table-cell>
          <table:table-cell office:value-type="float" office:value="17132.9" calcext:value-type="float">
            <text:p>17132.9</text:p>
          </table:table-cell>
          <table:table-cell office:value-type="float" office:value="32969.4" calcext:value-type="float">
            <text:p>32969.4</text:p>
          </table:table-cell>
          <table:table-cell office:value-type="date" office:date-value="2021-04-29" calcext:value-type="date">
            <text:p>2021-04-29</text:p>
          </table:table-cell>
          <table:table-cell office:value-type="float" office:value="700.388" calcext:value-type="float">
            <text:p>700.388</text:p>
          </table:table-cell>
          <table:table-cell office:value-type="float" office:value="532.536" calcext:value-type="float">
            <text:p>532.536</text:p>
          </table:table-cell>
          <table:table-cell office:value-type="float" office:value="876.72" calcext:value-type="float">
            <text:p>876.72</text:p>
          </table:table-cell>
          <table:table-cell table:style-name="ce2" office:value-type="date" office:date-value="2021-04-29" calcext:value-type="date">
            <text:p>2021-04-29</text:p>
          </table:table-cell>
          <table:table-cell office:value-type="float" office:value="-547.986" calcext:value-type="float">
            <text:p>-547.986</text:p>
          </table:table-cell>
          <table:table-cell office:value-type="float" office:value="-1405.24" calcext:value-type="float">
            <text:p>-1405.24</text:p>
          </table:table-cell>
          <table:table-cell office:value-type="float" office:value="359.284" calcext:value-type="float">
            <text:p>359.284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640000" calcext:value-type="float">
            <text:p>1.64E+06</text:p>
          </table:table-cell>
          <table:table-cell office:value-type="float" office:value="1620000" calcext:value-type="float">
            <text:p>1.62E+06</text:p>
          </table:table-cell>
          <table:table-cell office:value-type="float" office:value="1660000" calcext:value-type="float">
            <text:p>1.66E+06</text:p>
          </table:table-cell>
          <table:table-cell office:value-type="date" office:date-value="2021-04-30" calcext:value-type="date">
            <text:p>2021-04-30</text:p>
          </table:table-cell>
          <table:table-cell office:value-type="float" office:value="30196.4" calcext:value-type="float">
            <text:p>30196.4</text:p>
          </table:table-cell>
          <table:table-cell office:value-type="float" office:value="29796.3" calcext:value-type="float">
            <text:p>29796.3</text:p>
          </table:table-cell>
          <table:table-cell office:value-type="float" office:value="30607.1" calcext:value-type="float">
            <text:p>30607.1</text:p>
          </table:table-cell>
          <table:table-cell office:value-type="date" office:date-value="2021-04-30" calcext:value-type="date">
            <text:p>2021-04-30</text:p>
          </table:table-cell>
          <table:table-cell office:value-type="float" office:value="3044.26" calcext:value-type="float">
            <text:p>3044.26</text:p>
          </table:table-cell>
          <table:table-cell office:value-type="float" office:value="2138.93" calcext:value-type="float">
            <text:p>2138.93</text:p>
          </table:table-cell>
          <table:table-cell office:value-type="float" office:value="4038.84" calcext:value-type="float">
            <text:p>4038.84</text:p>
          </table:table-cell>
          <table:table-cell office:value-type="date" office:date-value="2021-04-30" calcext:value-type="date">
            <text:p>2021-04-30</text:p>
          </table:table-cell>
          <table:table-cell office:value-type="float" office:value="23291" calcext:value-type="float">
            <text:p>23291</text:p>
          </table:table-cell>
          <table:table-cell office:value-type="float" office:value="16612.1" calcext:value-type="float">
            <text:p>16612.1</text:p>
          </table:table-cell>
          <table:table-cell office:value-type="float" office:value="32853.8" calcext:value-type="float">
            <text:p>32853.8</text:p>
          </table:table-cell>
          <table:table-cell office:value-type="date" office:date-value="2021-04-30" calcext:value-type="date">
            <text:p>2021-04-30</text:p>
          </table:table-cell>
          <table:table-cell office:value-type="float" office:value="684.202" calcext:value-type="float">
            <text:p>684.202</text:p>
          </table:table-cell>
          <table:table-cell office:value-type="float" office:value="519.835" calcext:value-type="float">
            <text:p>519.835</text:p>
          </table:table-cell>
          <table:table-cell office:value-type="float" office:value="858.34" calcext:value-type="float">
            <text:p>858.34</text:p>
          </table:table-cell>
          <table:table-cell table:style-name="ce2" office:value-type="date" office:date-value="2021-04-30" calcext:value-type="date">
            <text:p>2021-04-30</text:p>
          </table:table-cell>
          <table:table-cell office:value-type="float" office:value="-535.31" calcext:value-type="float">
            <text:p>-535.31</text:p>
          </table:table-cell>
          <table:table-cell office:value-type="float" office:value="-1376.71" calcext:value-type="float">
            <text:p>-1376.71</text:p>
          </table:table-cell>
          <table:table-cell office:value-type="float" office:value="359.817" calcext:value-type="float">
            <text:p>359.817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640000" calcext:value-type="float">
            <text:p>1.64E+06</text:p>
          </table:table-cell>
          <table:table-cell office:value-type="float" office:value="1620000" calcext:value-type="float">
            <text:p>1.62E+06</text:p>
          </table:table-cell>
          <table:table-cell office:value-type="float" office:value="1660000" calcext:value-type="float">
            <text:p>1.66E+06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30285.3" calcext:value-type="float">
            <text:p>30285.3</text:p>
          </table:table-cell>
          <table:table-cell office:value-type="float" office:value="29881.3" calcext:value-type="float">
            <text:p>29881.3</text:p>
          </table:table-cell>
          <table:table-cell office:value-type="float" office:value="30701.5" calcext:value-type="float">
            <text:p>30701.5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2974.23" calcext:value-type="float">
            <text:p>2974.23</text:p>
          </table:table-cell>
          <table:table-cell office:value-type="float" office:value="2082.92" calcext:value-type="float">
            <text:p>2082.92</text:p>
          </table:table-cell>
          <table:table-cell office:value-type="float" office:value="3965" calcext:value-type="float">
            <text:p>3965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22830" calcext:value-type="float">
            <text:p>22830</text:p>
          </table:table-cell>
          <table:table-cell office:value-type="float" office:value="16106.5" calcext:value-type="float">
            <text:p>16106.5</text:p>
          </table:table-cell>
          <table:table-cell office:value-type="float" office:value="32755.8" calcext:value-type="float">
            <text:p>32755.8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668.366" calcext:value-type="float">
            <text:p>668.366</text:p>
          </table:table-cell>
          <table:table-cell office:value-type="float" office:value="507.38" calcext:value-type="float">
            <text:p>507.38</text:p>
          </table:table-cell>
          <table:table-cell office:value-type="float" office:value="840.522" calcext:value-type="float">
            <text:p>840.522</text:p>
          </table:table-cell>
          <table:table-cell table:style-name="ce2" office:value-type="date" office:date-value="2021-05-01" calcext:value-type="date">
            <text:p>2021-05-01</text:p>
          </table:table-cell>
          <table:table-cell office:value-type="float" office:value="-523.346" calcext:value-type="float">
            <text:p>-523.346</text:p>
          </table:table-cell>
          <table:table-cell office:value-type="float" office:value="-1349.12" calcext:value-type="float">
            <text:p>-1349.12</text:p>
          </table:table-cell>
          <table:table-cell office:value-type="float" office:value="359.701" calcext:value-type="float">
            <text:p>359.701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650000" calcext:value-type="float">
            <text:p>1.65E+06</text:p>
          </table:table-cell>
          <table:table-cell office:value-type="float" office:value="1630000" calcext:value-type="float">
            <text:p>1.63E+06</text:p>
          </table:table-cell>
          <table:table-cell office:value-type="float" office:value="1670000" calcext:value-type="float">
            <text:p>1.67E+06</text:p>
          </table:table-cell>
          <table:table-cell office:value-type="date" office:date-value="2021-05-02" calcext:value-type="date">
            <text:p>2021-05-02</text:p>
          </table:table-cell>
          <table:table-cell office:value-type="float" office:value="30372.1" calcext:value-type="float">
            <text:p>30372.1</text:p>
          </table:table-cell>
          <table:table-cell office:value-type="float" office:value="29964.4" calcext:value-type="float">
            <text:p>29964.4</text:p>
          </table:table-cell>
          <table:table-cell office:value-type="float" office:value="30793.9" calcext:value-type="float">
            <text:p>30793.9</text:p>
          </table:table-cell>
          <table:table-cell office:value-type="date" office:date-value="2021-05-02" calcext:value-type="date">
            <text:p>2021-05-02</text:p>
          </table:table-cell>
          <table:table-cell office:value-type="float" office:value="2905.53" calcext:value-type="float">
            <text:p>2905.53</text:p>
          </table:table-cell>
          <table:table-cell office:value-type="float" office:value="2028.21" calcext:value-type="float">
            <text:p>2028.21</text:p>
          </table:table-cell>
          <table:table-cell office:value-type="float" office:value="3893" calcext:value-type="float">
            <text:p>3893</text:p>
          </table:table-cell>
          <table:table-cell office:value-type="date" office:date-value="2021-05-02" calcext:value-type="date">
            <text:p>2021-05-02</text:p>
          </table:table-cell>
          <table:table-cell office:value-type="float" office:value="22376" calcext:value-type="float">
            <text:p>22376</text:p>
          </table:table-cell>
          <table:table-cell office:value-type="float" office:value="15616.4" calcext:value-type="float">
            <text:p>15616.4</text:p>
          </table:table-cell>
          <table:table-cell office:value-type="float" office:value="32675.4" calcext:value-type="float">
            <text:p>32675.4</text:p>
          </table:table-cell>
          <table:table-cell office:value-type="date" office:date-value="2021-05-02" calcext:value-type="date">
            <text:p>2021-05-02</text:p>
          </table:table-cell>
          <table:table-cell office:value-type="float" office:value="652.863" calcext:value-type="float">
            <text:p>652.863</text:p>
          </table:table-cell>
          <table:table-cell office:value-type="float" office:value="495.155" calcext:value-type="float">
            <text:p>495.155</text:p>
          </table:table-cell>
          <table:table-cell office:value-type="float" office:value="823.247" calcext:value-type="float">
            <text:p>823.247</text:p>
          </table:table-cell>
          <table:table-cell table:style-name="ce2" office:value-type="date" office:date-value="2021-05-02" calcext:value-type="date">
            <text:p>2021-05-02</text:p>
          </table:table-cell>
          <table:table-cell office:value-type="float" office:value="-512.065" calcext:value-type="float">
            <text:p>-512.065</text:p>
          </table:table-cell>
          <table:table-cell office:value-type="float" office:value="-1322.42" calcext:value-type="float">
            <text:p>-1322.42</text:p>
          </table:table-cell>
          <table:table-cell office:value-type="float" office:value="358.902" calcext:value-type="float">
            <text:p>358.90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650000" calcext:value-type="float">
            <text:p>1.65E+06</text:p>
          </table:table-cell>
          <table:table-cell office:value-type="float" office:value="1630000" calcext:value-type="float">
            <text:p>1.63E+06</text:p>
          </table:table-cell>
          <table:table-cell office:value-type="float" office:value="1670000" calcext:value-type="float">
            <text:p>1.67E+06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0456.8" calcext:value-type="float">
            <text:p>30456.8</text:p>
          </table:table-cell>
          <table:table-cell office:value-type="float" office:value="30045.5" calcext:value-type="float">
            <text:p>30045.5</text:p>
          </table:table-cell>
          <table:table-cell office:value-type="float" office:value="30884.4" calcext:value-type="float">
            <text:p>30884.4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2838.08" calcext:value-type="float">
            <text:p>2838.08</text:p>
          </table:table-cell>
          <table:table-cell office:value-type="float" office:value="1974.75" calcext:value-type="float">
            <text:p>1974.75</text:p>
          </table:table-cell>
          <table:table-cell office:value-type="float" office:value="3822.69" calcext:value-type="float">
            <text:p>3822.69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21928.6" calcext:value-type="float">
            <text:p>21928.6</text:p>
          </table:table-cell>
          <table:table-cell office:value-type="float" office:value="15141.8" calcext:value-type="float">
            <text:p>15141.8</text:p>
          </table:table-cell>
          <table:table-cell office:value-type="float" office:value="32612.3" calcext:value-type="float">
            <text:p>32612.3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637.674" calcext:value-type="float">
            <text:p>637.674</text:p>
          </table:table-cell>
          <table:table-cell office:value-type="float" office:value="483.143" calcext:value-type="float">
            <text:p>483.143</text:p>
          </table:table-cell>
          <table:table-cell office:value-type="float" office:value="806.495" calcext:value-type="float">
            <text:p>806.495</text:p>
          </table:table-cell>
          <table:table-cell table:style-name="ce2" office:value-type="date" office:date-value="2021-05-03" calcext:value-type="date">
            <text:p>2021-05-03</text:p>
          </table:table-cell>
          <table:table-cell office:value-type="float" office:value="-501.441" calcext:value-type="float">
            <text:p>-501.441</text:p>
          </table:table-cell>
          <table:table-cell office:value-type="float" office:value="-1296.59" calcext:value-type="float">
            <text:p>-1296.59</text:p>
          </table:table-cell>
          <table:table-cell office:value-type="float" office:value="357.382" calcext:value-type="float">
            <text:p>357.382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650000" calcext:value-type="float">
            <text:p>1.65E+06</text:p>
          </table:table-cell>
          <table:table-cell office:value-type="float" office:value="1630000" calcext:value-type="float">
            <text:p>1.63E+06</text:p>
          </table:table-cell>
          <table:table-cell office:value-type="float" office:value="1680000" calcext:value-type="float">
            <text:p>1.68E+06</text:p>
          </table:table-cell>
          <table:table-cell office:value-type="date" office:date-value="2021-05-04" calcext:value-type="date">
            <text:p>2021-05-04</text:p>
          </table:table-cell>
          <table:table-cell office:value-type="float" office:value="30539.6" calcext:value-type="float">
            <text:p>30539.6</text:p>
          </table:table-cell>
          <table:table-cell office:value-type="float" office:value="30124.6" calcext:value-type="float">
            <text:p>30124.6</text:p>
          </table:table-cell>
          <table:table-cell office:value-type="float" office:value="30973.1" calcext:value-type="float">
            <text:p>30973.1</text:p>
          </table:table-cell>
          <table:table-cell office:value-type="date" office:date-value="2021-05-04" calcext:value-type="date">
            <text:p>2021-05-04</text:p>
          </table:table-cell>
          <table:table-cell office:value-type="float" office:value="2771.79" calcext:value-type="float">
            <text:p>2771.79</text:p>
          </table:table-cell>
          <table:table-cell office:value-type="float" office:value="1922.41" calcext:value-type="float">
            <text:p>1922.41</text:p>
          </table:table-cell>
          <table:table-cell office:value-type="float" office:value="3754.01" calcext:value-type="float">
            <text:p>3754.01</text:p>
          </table:table-cell>
          <table:table-cell office:value-type="date" office:date-value="2021-05-04" calcext:value-type="date">
            <text:p>2021-05-04</text:p>
          </table:table-cell>
          <table:table-cell office:value-type="float" office:value="21487.5" calcext:value-type="float">
            <text:p>21487.5</text:p>
          </table:table-cell>
          <table:table-cell office:value-type="float" office:value="14681.8" calcext:value-type="float">
            <text:p>14681.8</text:p>
          </table:table-cell>
          <table:table-cell office:value-type="float" office:value="32564.9" calcext:value-type="float">
            <text:p>32564.9</text:p>
          </table:table-cell>
          <table:table-cell office:value-type="date" office:date-value="2021-05-04" calcext:value-type="date">
            <text:p>2021-05-04</text:p>
          </table:table-cell>
          <table:table-cell office:value-type="float" office:value="622.783" calcext:value-type="float">
            <text:p>622.783</text:p>
          </table:table-cell>
          <table:table-cell office:value-type="float" office:value="471.331" calcext:value-type="float">
            <text:p>471.331</text:p>
          </table:table-cell>
          <table:table-cell office:value-type="float" office:value="790.245" calcext:value-type="float">
            <text:p>790.245</text:p>
          </table:table-cell>
          <table:table-cell table:style-name="ce2" office:value-type="date" office:date-value="2021-05-04" calcext:value-type="date">
            <text:p>2021-05-04</text:p>
          </table:table-cell>
          <table:table-cell office:value-type="float" office:value="-491.448" calcext:value-type="float">
            <text:p>-491.448</text:p>
          </table:table-cell>
          <table:table-cell office:value-type="float" office:value="-1271.59" calcext:value-type="float">
            <text:p>-1271.59</text:p>
          </table:table-cell>
          <table:table-cell office:value-type="float" office:value="355.104" calcext:value-type="float">
            <text:p>355.104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650000" calcext:value-type="float">
            <text:p>1.65E+06</text:p>
          </table:table-cell>
          <table:table-cell office:value-type="float" office:value="1630000" calcext:value-type="float">
            <text:p>1.63E+06</text:p>
          </table:table-cell>
          <table:table-cell office:value-type="float" office:value="1680000" calcext:value-type="float">
            <text:p>1.68E+06</text:p>
          </table:table-cell>
          <table:table-cell office:value-type="date" office:date-value="2021-05-05" calcext:value-type="date">
            <text:p>2021-05-05</text:p>
          </table:table-cell>
          <table:table-cell office:value-type="float" office:value="30620.3" calcext:value-type="float">
            <text:p>30620.3</text:p>
          </table:table-cell>
          <table:table-cell office:value-type="float" office:value="30201.7" calcext:value-type="float">
            <text:p>30201.7</text:p>
          </table:table-cell>
          <table:table-cell office:value-type="float" office:value="31060" calcext:value-type="float">
            <text:p>31060</text:p>
          </table:table-cell>
          <table:table-cell office:value-type="date" office:date-value="2021-05-05" calcext:value-type="date">
            <text:p>2021-05-05</text:p>
          </table:table-cell>
          <table:table-cell office:value-type="float" office:value="2706.61" calcext:value-type="float">
            <text:p>2706.61</text:p>
          </table:table-cell>
          <table:table-cell office:value-type="float" office:value="1871.13" calcext:value-type="float">
            <text:p>1871.13</text:p>
          </table:table-cell>
          <table:table-cell office:value-type="float" office:value="3686.83" calcext:value-type="float">
            <text:p>3686.83</text:p>
          </table:table-cell>
          <table:table-cell office:value-type="date" office:date-value="2021-05-05" calcext:value-type="date">
            <text:p>2021-05-05</text:p>
          </table:table-cell>
          <table:table-cell office:value-type="float" office:value="21052.5" calcext:value-type="float">
            <text:p>21052.5</text:p>
          </table:table-cell>
          <table:table-cell office:value-type="float" office:value="14235.4" calcext:value-type="float">
            <text:p>14235.4</text:p>
          </table:table-cell>
          <table:table-cell office:value-type="float" office:value="32529.3" calcext:value-type="float">
            <text:p>32529.3</text:p>
          </table:table-cell>
          <table:table-cell office:value-type="date" office:date-value="2021-05-05" calcext:value-type="date">
            <text:p>2021-05-05</text:p>
          </table:table-cell>
          <table:table-cell office:value-type="float" office:value="608.172" calcext:value-type="float">
            <text:p>608.172</text:p>
          </table:table-cell>
          <table:table-cell office:value-type="float" office:value="459.704" calcext:value-type="float">
            <text:p>459.704</text:p>
          </table:table-cell>
          <table:table-cell office:value-type="float" office:value="774.475" calcext:value-type="float">
            <text:p>774.475</text:p>
          </table:table-cell>
          <table:table-cell table:style-name="ce2" office:value-type="date" office:date-value="2021-05-05" calcext:value-type="date">
            <text:p>2021-05-05</text:p>
          </table:table-cell>
          <table:table-cell office:value-type="float" office:value="-482.059" calcext:value-type="float">
            <text:p>-482.059</text:p>
          </table:table-cell>
          <table:table-cell office:value-type="float" office:value="-1247.39" calcext:value-type="float">
            <text:p>-1247.39</text:p>
          </table:table-cell>
          <table:table-cell office:value-type="float" office:value="352.019" calcext:value-type="float">
            <text:p>352.019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660000" calcext:value-type="float">
            <text:p>1.66E+06</text:p>
          </table:table-cell>
          <table:table-cell office:value-type="float" office:value="1640000" calcext:value-type="float">
            <text:p>1.64E+06</text:p>
          </table:table-cell>
          <table:table-cell office:value-type="float" office:value="1690000" calcext:value-type="float">
            <text:p>1.69E+06</text:p>
          </table:table-cell>
          <table:table-cell office:value-type="date" office:date-value="2021-05-06" calcext:value-type="date">
            <text:p>2021-05-06</text:p>
          </table:table-cell>
          <table:table-cell office:value-type="float" office:value="30699.2" calcext:value-type="float">
            <text:p>30699.2</text:p>
          </table:table-cell>
          <table:table-cell office:value-type="float" office:value="30276.9" calcext:value-type="float">
            <text:p>30276.9</text:p>
          </table:table-cell>
          <table:table-cell office:value-type="float" office:value="31145.1" calcext:value-type="float">
            <text:p>31145.1</text:p>
          </table:table-cell>
          <table:table-cell office:value-type="date" office:date-value="2021-05-06" calcext:value-type="date">
            <text:p>2021-05-06</text:p>
          </table:table-cell>
          <table:table-cell office:value-type="float" office:value="2642.46" calcext:value-type="float">
            <text:p>2642.46</text:p>
          </table:table-cell>
          <table:table-cell office:value-type="float" office:value="1820.84" calcext:value-type="float">
            <text:p>1820.84</text:p>
          </table:table-cell>
          <table:table-cell office:value-type="float" office:value="3621.01" calcext:value-type="float">
            <text:p>3621.01</text:p>
          </table:table-cell>
          <table:table-cell office:value-type="date" office:date-value="2021-05-06" calcext:value-type="date">
            <text:p>2021-05-06</text:p>
          </table:table-cell>
          <table:table-cell office:value-type="float" office:value="20623.5" calcext:value-type="float">
            <text:p>20623.5</text:p>
          </table:table-cell>
          <table:table-cell office:value-type="float" office:value="13801.4" calcext:value-type="float">
            <text:p>13801.4</text:p>
          </table:table-cell>
          <table:table-cell office:value-type="float" office:value="32499.7" calcext:value-type="float">
            <text:p>32499.7</text:p>
          </table:table-cell>
          <table:table-cell office:value-type="date" office:date-value="2021-05-06" calcext:value-type="date">
            <text:p>2021-05-06</text:p>
          </table:table-cell>
          <table:table-cell office:value-type="float" office:value="593.823" calcext:value-type="float">
            <text:p>593.823</text:p>
          </table:table-cell>
          <table:table-cell office:value-type="float" office:value="448.25" calcext:value-type="float">
            <text:p>448.25</text:p>
          </table:table-cell>
          <table:table-cell office:value-type="float" office:value="759.159" calcext:value-type="float">
            <text:p>759.159</text:p>
          </table:table-cell>
          <table:table-cell table:style-name="ce2" office:value-type="date" office:date-value="2021-05-06" calcext:value-type="date">
            <text:p>2021-05-06</text:p>
          </table:table-cell>
          <table:table-cell office:value-type="float" office:value="-473.248" calcext:value-type="float">
            <text:p>-473.248</text:p>
          </table:table-cell>
          <table:table-cell office:value-type="float" office:value="-1223.93" calcext:value-type="float">
            <text:p>-1223.93</text:p>
          </table:table-cell>
          <table:table-cell office:value-type="float" office:value="348.087" calcext:value-type="float">
            <text:p>348.08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660000" calcext:value-type="float">
            <text:p>1.66E+06</text:p>
          </table:table-cell>
          <table:table-cell office:value-type="float" office:value="1640000" calcext:value-type="float">
            <text:p>1.64E+06</text:p>
          </table:table-cell>
          <table:table-cell office:value-type="float" office:value="1690000" calcext:value-type="float">
            <text:p>1.69E+06</text:p>
          </table:table-cell>
          <table:table-cell office:value-type="date" office:date-value="2021-05-07" calcext:value-type="date">
            <text:p>2021-05-07</text:p>
          </table:table-cell>
          <table:table-cell office:value-type="float" office:value="30776.1" calcext:value-type="float">
            <text:p>30776.1</text:p>
          </table:table-cell>
          <table:table-cell office:value-type="float" office:value="30350.1" calcext:value-type="float">
            <text:p>30350.1</text:p>
          </table:table-cell>
          <table:table-cell office:value-type="float" office:value="31228.6" calcext:value-type="float">
            <text:p>31228.6</text:p>
          </table:table-cell>
          <table:table-cell office:value-type="date" office:date-value="2021-05-07" calcext:value-type="date">
            <text:p>2021-05-07</text:p>
          </table:table-cell>
          <table:table-cell office:value-type="float" office:value="2579.28" calcext:value-type="float">
            <text:p>2579.28</text:p>
          </table:table-cell>
          <table:table-cell office:value-type="float" office:value="1771.47" calcext:value-type="float">
            <text:p>1771.47</text:p>
          </table:table-cell>
          <table:table-cell office:value-type="float" office:value="3556.41" calcext:value-type="float">
            <text:p>3556.41</text:p>
          </table:table-cell>
          <table:table-cell office:value-type="date" office:date-value="2021-05-07" calcext:value-type="date">
            <text:p>2021-05-07</text:p>
          </table:table-cell>
          <table:table-cell office:value-type="float" office:value="20200.3" calcext:value-type="float">
            <text:p>20200.3</text:p>
          </table:table-cell>
          <table:table-cell office:value-type="float" office:value="13378.9" calcext:value-type="float">
            <text:p>13378.9</text:p>
          </table:table-cell>
          <table:table-cell office:value-type="float" office:value="32469.1" calcext:value-type="float">
            <text:p>32469.1</text:p>
          </table:table-cell>
          <table:table-cell office:value-type="date" office:date-value="2021-05-07" calcext:value-type="date">
            <text:p>2021-05-07</text:p>
          </table:table-cell>
          <table:table-cell office:value-type="float" office:value="579.722" calcext:value-type="float">
            <text:p>579.722</text:p>
          </table:table-cell>
          <table:table-cell office:value-type="float" office:value="436.956" calcext:value-type="float">
            <text:p>436.956</text:p>
          </table:table-cell>
          <table:table-cell office:value-type="float" office:value="744.271" calcext:value-type="float">
            <text:p>744.271</text:p>
          </table:table-cell>
          <table:table-cell table:style-name="ce2" office:value-type="date" office:date-value="2021-05-07" calcext:value-type="date">
            <text:p>2021-05-07</text:p>
          </table:table-cell>
          <table:table-cell office:value-type="float" office:value="-464.981" calcext:value-type="float">
            <text:p>-464.981</text:p>
          </table:table-cell>
          <table:table-cell office:value-type="float" office:value="-1201.17" calcext:value-type="float">
            <text:p>-1201.17</text:p>
          </table:table-cell>
          <table:table-cell office:value-type="float" office:value="343.284" calcext:value-type="float">
            <text:p>343.284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660000" calcext:value-type="float">
            <text:p>1.66E+06</text:p>
          </table:table-cell>
          <table:table-cell office:value-type="float" office:value="1640000" calcext:value-type="float">
            <text:p>1.64E+06</text:p>
          </table:table-cell>
          <table:table-cell office:value-type="float" office:value="1690000" calcext:value-type="float">
            <text:p>1.69E+06</text:p>
          </table:table-cell>
          <table:table-cell office:value-type="date" office:date-value="2021-05-08" calcext:value-type="date">
            <text:p>2021-05-08</text:p>
          </table:table-cell>
          <table:table-cell office:value-type="float" office:value="30851.1" calcext:value-type="float">
            <text:p>30851.1</text:p>
          </table:table-cell>
          <table:table-cell office:value-type="float" office:value="30421.4" calcext:value-type="float">
            <text:p>30421.4</text:p>
          </table:table-cell>
          <table:table-cell office:value-type="float" office:value="31310.4" calcext:value-type="float">
            <text:p>31310.4</text:p>
          </table:table-cell>
          <table:table-cell office:value-type="date" office:date-value="2021-05-08" calcext:value-type="date">
            <text:p>2021-05-08</text:p>
          </table:table-cell>
          <table:table-cell office:value-type="float" office:value="2517.01" calcext:value-type="float">
            <text:p>2517.01</text:p>
          </table:table-cell>
          <table:table-cell office:value-type="float" office:value="1722.95" calcext:value-type="float">
            <text:p>1722.95</text:p>
          </table:table-cell>
          <table:table-cell office:value-type="float" office:value="3492.89" calcext:value-type="float">
            <text:p>3492.89</text:p>
          </table:table-cell>
          <table:table-cell office:value-type="date" office:date-value="2021-05-08" calcext:value-type="date">
            <text:p>2021-05-08</text:p>
          </table:table-cell>
          <table:table-cell office:value-type="float" office:value="19782.9" calcext:value-type="float">
            <text:p>19782.9</text:p>
          </table:table-cell>
          <table:table-cell office:value-type="float" office:value="12967.1" calcext:value-type="float">
            <text:p>12967.1</text:p>
          </table:table-cell>
          <table:table-cell office:value-type="float" office:value="32431" calcext:value-type="float">
            <text:p>32431</text:p>
          </table:table-cell>
          <table:table-cell office:value-type="date" office:date-value="2021-05-08" calcext:value-type="date">
            <text:p>2021-05-08</text:p>
          </table:table-cell>
          <table:table-cell office:value-type="float" office:value="565.853" calcext:value-type="float">
            <text:p>565.853</text:p>
          </table:table-cell>
          <table:table-cell office:value-type="float" office:value="425.814" calcext:value-type="float">
            <text:p>425.814</text:p>
          </table:table-cell>
          <table:table-cell office:value-type="float" office:value="729.783" calcext:value-type="float">
            <text:p>729.783</text:p>
          </table:table-cell>
          <table:table-cell table:style-name="ce2" office:value-type="date" office:date-value="2021-05-08" calcext:value-type="date">
            <text:p>2021-05-08</text:p>
          </table:table-cell>
          <table:table-cell office:value-type="float" office:value="-457.226" calcext:value-type="float">
            <text:p>-457.226</text:p>
          </table:table-cell>
          <table:table-cell office:value-type="float" office:value="-1179.08" calcext:value-type="float">
            <text:p>-1179.08</text:p>
          </table:table-cell>
          <table:table-cell office:value-type="float" office:value="337.612" calcext:value-type="float">
            <text:p>337.612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660000" calcext:value-type="float">
            <text:p>1.66E+06</text:p>
          </table:table-cell>
          <table:table-cell office:value-type="float" office:value="1640000" calcext:value-type="float">
            <text:p>1.64E+06</text:p>
          </table:table-cell>
          <table:table-cell office:value-type="float" office:value="1700000" calcext:value-type="float">
            <text:p>1.70E+06</text:p>
          </table:table-cell>
          <table:table-cell office:value-type="date" office:date-value="2021-05-09" calcext:value-type="date">
            <text:p>2021-05-09</text:p>
          </table:table-cell>
          <table:table-cell office:value-type="float" office:value="30924.3" calcext:value-type="float">
            <text:p>30924.3</text:p>
          </table:table-cell>
          <table:table-cell office:value-type="float" office:value="30490.8" calcext:value-type="float">
            <text:p>30490.8</text:p>
          </table:table-cell>
          <table:table-cell office:value-type="float" office:value="31390.6" calcext:value-type="float">
            <text:p>31390.6</text:p>
          </table:table-cell>
          <table:table-cell office:value-type="date" office:date-value="2021-05-09" calcext:value-type="date">
            <text:p>2021-05-09</text:p>
          </table:table-cell>
          <table:table-cell office:value-type="float" office:value="2455.59" calcext:value-type="float">
            <text:p>2455.59</text:p>
          </table:table-cell>
          <table:table-cell office:value-type="float" office:value="1675.22" calcext:value-type="float">
            <text:p>1675.22</text:p>
          </table:table-cell>
          <table:table-cell office:value-type="float" office:value="3430.34" calcext:value-type="float">
            <text:p>3430.34</text:p>
          </table:table-cell>
          <table:table-cell office:value-type="date" office:date-value="2021-05-09" calcext:value-type="date">
            <text:p>2021-05-09</text:p>
          </table:table-cell>
          <table:table-cell office:value-type="float" office:value="19371.5" calcext:value-type="float">
            <text:p>19371.5</text:p>
          </table:table-cell>
          <table:table-cell office:value-type="float" office:value="12565.4" calcext:value-type="float">
            <text:p>12565.4</text:p>
          </table:table-cell>
          <table:table-cell office:value-type="float" office:value="32379.8" calcext:value-type="float">
            <text:p>32379.8</text:p>
          </table:table-cell>
          <table:table-cell office:value-type="date" office:date-value="2021-05-09" calcext:value-type="date">
            <text:p>2021-05-09</text:p>
          </table:table-cell>
          <table:table-cell office:value-type="float" office:value="552.203" calcext:value-type="float">
            <text:p>552.203</text:p>
          </table:table-cell>
          <table:table-cell office:value-type="float" office:value="414.815" calcext:value-type="float">
            <text:p>414.815</text:p>
          </table:table-cell>
          <table:table-cell office:value-type="float" office:value="715.666" calcext:value-type="float">
            <text:p>715.666</text:p>
          </table:table-cell>
          <table:table-cell table:style-name="ce2" office:value-type="date" office:date-value="2021-05-09" calcext:value-type="date">
            <text:p>2021-05-09</text:p>
          </table:table-cell>
          <table:table-cell office:value-type="float" office:value="-449.941" calcext:value-type="float">
            <text:p>-449.941</text:p>
          </table:table-cell>
          <table:table-cell office:value-type="float" office:value="-1157.61" calcext:value-type="float">
            <text:p>-1157.61</text:p>
          </table:table-cell>
          <table:table-cell office:value-type="float" office:value="331.092" calcext:value-type="float">
            <text:p>331.092</text:p>
          </table:table-cell>
        </table:table-row>
        <table:table-row table:style-name="ro1" table:number-rows-repeated="27">
          <table:table-cell table:number-columns-repeated="2"/>
          <table:table-cell table:style-name="ce8" table:number-columns-repeated="2"/>
          <table:table-cell table:number-columns-repeated="20"/>
        </table:table-row>
        <table:table-row table:style-name="ro1" table:number-rows-repeated="8">
          <table:table-cell table:style-name="Default"/>
          <table:table-cell table:style-name="ce8" table:number-columns-repeated="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style-name="ce8" table:number-columns-repeated="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</table:table>
      <table:table table:name="JHU" table:style-name="ta1"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office:value-type="float" office:value="1212" calcext:value-type="float">
            <text:p>1212</text:p>
          </table:table-cell>
        </table:table-row>
        <table:table-row table:style-name="ro1">
          <table:table-cell table:number-columns-repeated="2"/>
          <table:table-cell office:value-type="float" office:value="1258" calcext:value-type="float">
            <text:p>1258</text:p>
          </table:table-cell>
        </table:table-row>
        <table:table-row table:style-name="ro1">
          <table:table-cell table:number-columns-repeated="2"/>
          <table:table-cell office:value-type="float" office:value="1315" calcext:value-type="float">
            <text:p>1315</text:p>
          </table:table-cell>
        </table:table-row>
        <table:table-row table:style-name="ro1">
          <table:table-cell/>
          <table:table-cell office:value-type="float" office:value="1293" calcext:value-type="float">
            <text:p>1293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/>
          <table:table-cell office:value-type="float" office:value="1326" calcext:value-type="float">
            <text:p>1326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/>
          <table:table-cell office:value-type="float" office:value="1364" calcext:value-type="float">
            <text:p>1364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/>
          <table:table-cell office:value-type="float" office:value="1378" calcext:value-type="float">
            <text:p>1378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/>
          <table:table-cell office:value-type="float" office:value="1413" calcext:value-type="float">
            <text:p>1413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/>
          <table:table-cell office:value-type="float" office:value="1446" calcext:value-type="float">
            <text:p>1446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/>
          <table:table-cell office:value-type="float" office:value="1444" calcext:value-type="float">
            <text:p>1444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/>
          <table:table-cell office:value-type="float" office:value="1496" calcext:value-type="float">
            <text:p>1496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/>
          <table:table-cell office:value-type="float" office:value="1540" calcext:value-type="float">
            <text:p>1540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/>
          <table:table-cell office:value-type="float" office:value="1525" calcext:value-type="float">
            <text:p>1525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/>
          <table:table-cell office:value-type="float" office:value="1509" calcext:value-type="float">
            <text:p>1509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/>
          <table:table-cell office:value-type="float" office:value="1497" calcext:value-type="float">
            <text:p>1497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517" calcext:value-type="float">
            <text:p>1517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/>
          <table:table-cell office:value-type="float" office:value="1493" calcext:value-type="float">
            <text:p>1493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/>
          <table:table-cell office:value-type="float" office:value="1466" calcext:value-type="float">
            <text:p>1466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/>
          <table:table-cell office:value-type="float" office:value="1447" calcext:value-type="float">
            <text:p>1447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/>
          <table:table-cell office:value-type="float" office:value="1441" calcext:value-type="float">
            <text:p>1441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/>
          <table:table-cell office:value-type="float" office:value="1398" calcext:value-type="float">
            <text:p>1398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/>
          <table:table-cell office:value-type="float" office:value="1356" calcext:value-type="float">
            <text:p>1356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/>
          <table:table-cell office:value-type="float" office:value="1333" calcext:value-type="float">
            <text:p>1333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/>
          <table:table-cell office:value-type="float" office:value="1308" calcext:value-type="float">
            <text:p>1308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/>
          <table:table-cell office:value-type="float" office:value="1207" calcext:value-type="float">
            <text:p>1207</text:p>
          </table:table-cell>
          <table:table-cell office:value-type="float" office:value="1005" calcext:value-type="float">
            <text:p>1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7" loext:min-decimal-places="7" number:min-integer-digits="1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">
      <number:number number:decimal-places="3" loext:min-decimal-places="3" number:min-integer-digits="0"/>
    </number:number-style>
    <number:number-style style:name="N143">
      <number:number number:decimal-places="1" loext:min-decimal-places="1" number:min-integer-digits="1"/>
    </number:number-style>
    <number:number-style style:name="N144">
      <number:number number:decimal-places="3" loext:min-decimal-places="3" number:min-integer-digits="1"/>
    </number:number-style>
    <number:number-style style:name="N145">
      <number:number number:decimal-places="4" loext:min-decimal-places="4" number:min-integer-digits="1"/>
    </number:number-style>
    <number:number-style style:name="N146">
      <number:number number:decimal-places="5" loext:min-decimal-places="5" number:min-integer-digits="1"/>
    </number:number-style>
    <number:number-style style:name="N147">
      <number:number number:decimal-places="8" loext:min-decimal-places="8" number:min-integer-digits="1"/>
    </number:number-style>
    <number:number-style style:name="N148">
      <number:number number:decimal-places="9" loext:min-decimal-places="9" number:min-integer-digits="1"/>
    </number:number-style>
    <number:number-style style:name="N149">
      <number:number number:decimal-places="10" loext:min-decimal-places="10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number number:decimal-places="6" loext:min-decimal-places="6" number:min-integer-digits="1"/>
    </number:number-style>
    <number:currency-style style:name="N153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3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3P0"/>
    </number:currency-style>
    <number:currency-style style:name="N155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55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55P0"/>
    </number:currency-style>
    <number:currency-style style:name="N156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6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57P0"/>
    </number:currency-style>
    <number:currency-style style:name="N159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5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59P0"/>
    </number:currency-style>
    <number:number-style style:name="N16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61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6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63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64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65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66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67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68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6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7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71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72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73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74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75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76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5:42:50.328465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6T15:43:13.913805595</dc:date>
    <meta:editing-duration>P7DT17H6M53S</meta:editing-duration>
    <meta:editing-cycles>98</meta:editing-cycles>
    <meta:generator>LibreOffice/6.4.6.2$Linux_X86_64 LibreOffice_project/40$Build-2</meta:generator>
    <meta:document-statistic meta:table-count="2" meta:cell-count="932" meta:object-count="5"/>
  </office:meta>
</office:document-meta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703cm" style:legend-expansion="high" chart:style-name="ch2"/>
        <chart:plot-area chart:style-name="ch3" table:cell-range-address="Sheet7.M2:Sheet7.P64 Sheet7.N1:Sheet7.P1" chart:data-source-has-labels="both" svg:x="0.32cm" svg:y="0.18cm" svg:width="13.169cm" svg:height="8.64cm">
          <chartooo:coordinate-region svg:x="1.497cm" svg:y="0.379cm" svg:width="11.3cm" svg:height="7.794cm"/>
          <chart:axis chart:dimension="x" chart:name="primary-x" chart:style-name="ch4" chartooo:axis-type="auto">
            <chartooo:date-scale/>
            <chart:categories table:cell-range-address="Sheet7.M2:Sheet7.M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7.N2:Sheet7.N64" chart:label-cell-address="Sheet7.N1:Sheet7.N1" chart:class="chart:line">
            <chart:data-point chart:repeated="63"/>
          </chart:series>
          <chart:series chart:style-name="ch7" chart:values-cell-range-address="Sheet7.O2:Sheet7.O64" chart:label-cell-address="Sheet7.O1:Sheet7.O1" chart:class="chart:line">
            <chart:data-point chart:repeated="63"/>
          </chart:series>
          <chart:series chart:style-name="ch8" chart:values-cell-range-address="Sheet7.P2:Sheet7.P64" chart:label-cell-address="Sheet7.P1:Sheet7.P1" chart:class="chart:line">
            <chart:data-point chart:repeated="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</text:p>
                <draw:g>
                  <svg:desc>Sheet7.N1:Sheet7.N1</svg:desc>
                </draw:g>
              </table:table-cell>
              <table:table-cell office:value-type="string">
                <text:p>Lo 95</text:p>
                <draw:g>
                  <svg:desc>Sheet7.O1:Sheet7.O1</svg:desc>
                </draw:g>
              </table:table-cell>
              <table:table-cell office:value-type="string">
                <text:p>Hi 95</text:p>
                <draw:g>
                  <svg:desc>Sheet7.P1:Sheet7.P1</svg:desc>
                </draw:g>
              </table:table-cell>
            </table:table-row>
          </table:table-header-rows>
          <table:table-rows>
            <table:table-row>
              <table:table-cell office:value-type="float" office:value="44290">
                <text:p>44290</text:p>
                <draw:g>
                  <svg:desc>Sheet7.M2:Sheet7.M64</svg:desc>
                </draw:g>
              </table:table-cell>
              <table:table-cell office:value-type="float" office:value="38785.4">
                <text:p>38785.4</text:p>
                <draw:g>
                  <svg:desc>Sheet7.N2:Sheet7.N64</svg:desc>
                </draw:g>
              </table:table-cell>
              <table:table-cell office:value-type="float" office:value="30237.1">
                <text:p>30237.1</text:p>
                <draw:g>
                  <svg:desc>Sheet7.O2:Sheet7.O64</svg:desc>
                </draw:g>
              </table:table-cell>
              <table:table-cell office:value-type="float" office:value="47333.7">
                <text:p>47333.7</text:p>
                <draw:g>
                  <svg:desc>Sheet7.P2:Sheet7.P64</svg:desc>
                </draw:g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37960.9">
                <text:p>37960.9</text:p>
              </table:table-cell>
              <table:table-cell office:value-type="float" office:value="29629.2">
                <text:p>29629.2</text:p>
              </table:table-cell>
              <table:table-cell office:value-type="float" office:value="46292.5">
                <text:p>46292.5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36959.7">
                <text:p>36959.7</text:p>
              </table:table-cell>
              <table:table-cell office:value-type="float" office:value="28846.1">
                <text:p>28846.1</text:p>
              </table:table-cell>
              <table:table-cell office:value-type="float" office:value="45073.4">
                <text:p>45073.4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35996.3">
                <text:p>35996.3</text:p>
              </table:table-cell>
              <table:table-cell office:value-type="float" office:value="28085.5">
                <text:p>28085.5</text:p>
              </table:table-cell>
              <table:table-cell office:value-type="float" office:value="43907.5">
                <text:p>43907.5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34908.6">
                <text:p>34908.6</text:p>
              </table:table-cell>
              <table:table-cell office:value-type="float" office:value="27206.9">
                <text:p>27206.9</text:p>
              </table:table-cell>
              <table:table-cell office:value-type="float" office:value="42611.8">
                <text:p>42611.8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36359.9">
                <text:p>36359.9</text:p>
              </table:table-cell>
              <table:table-cell office:value-type="float" office:value="28670.3">
                <text:p>28670.3</text:p>
              </table:table-cell>
              <table:table-cell office:value-type="float" office:value="44054.2">
                <text:p>44054.2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35165.1">
                <text:p>35165.1</text:p>
              </table:table-cell>
              <table:table-cell office:value-type="float" office:value="27641.6">
                <text:p>27641.6</text:p>
              </table:table-cell>
              <table:table-cell office:value-type="float" office:value="42699.6">
                <text:p>42699.6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34315.7">
                <text:p>34315.7</text:p>
              </table:table-cell>
              <table:table-cell office:value-type="float" office:value="27655.3">
                <text:p>27655.3</text:p>
              </table:table-cell>
              <table:table-cell office:value-type="float" office:value="40998.5">
                <text:p>40998.5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33524.1">
                <text:p>33524.1</text:p>
              </table:table-cell>
              <table:table-cell office:value-type="float" office:value="26943.7">
                <text:p>26943.7</text:p>
              </table:table-cell>
              <table:table-cell office:value-type="float" office:value="40145.2">
                <text:p>40145.2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32780.2">
                <text:p>32780.2</text:p>
              </table:table-cell>
              <table:table-cell office:value-type="float" office:value="26282.6">
                <text:p>26282.6</text:p>
              </table:table-cell>
              <table:table-cell office:value-type="float" office:value="39346.8">
                <text:p>39346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32075.5">
                <text:p>32075.5</text:p>
              </table:table-cell>
              <table:table-cell office:value-type="float" office:value="25660.2">
                <text:p>25660.2</text:p>
              </table:table-cell>
              <table:table-cell office:value-type="float" office:value="38601.3">
                <text:p>38601.3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31403.1">
                <text:p>31403.1</text:p>
              </table:table-cell>
              <table:table-cell office:value-type="float" office:value="25065.6">
                <text:p>25065.6</text:p>
              </table:table-cell>
              <table:table-cell office:value-type="float" office:value="37909">
                <text:p>37909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30757.8">
                <text:p>30757.8</text:p>
              </table:table-cell>
              <table:table-cell office:value-type="float" office:value="24488.7">
                <text:p>24488.7</text:p>
              </table:table-cell>
              <table:table-cell office:value-type="float" office:value="37271.7">
                <text:p>37271.7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30135.3">
                <text:p>30135.3</text:p>
              </table:table-cell>
              <table:table-cell office:value-type="float" office:value="23920.9">
                <text:p>23920.9</text:p>
              </table:table-cell>
              <table:table-cell office:value-type="float" office:value="36690.6">
                <text:p>36690.6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29532.5">
                <text:p>29532.5</text:p>
              </table:table-cell>
              <table:table-cell office:value-type="float" office:value="23355.2">
                <text:p>23355.2</text:p>
              </table:table-cell>
              <table:table-cell office:value-type="float" office:value="36164.8">
                <text:p>36164.8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28946.9">
                <text:p>28946.9</text:p>
              </table:table-cell>
              <table:table-cell office:value-type="float" office:value="22787.1">
                <text:p>22787.1</text:p>
              </table:table-cell>
              <table:table-cell office:value-type="float" office:value="35690.4">
                <text:p>35690.4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28376.6">
                <text:p>28376.6</text:p>
              </table:table-cell>
              <table:table-cell office:value-type="float" office:value="22215.1">
                <text:p>22215.1</text:p>
              </table:table-cell>
              <table:table-cell office:value-type="float" office:value="35261.3">
                <text:p>35261.3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27820.3">
                <text:p>27820.3</text:p>
              </table:table-cell>
              <table:table-cell office:value-type="float" office:value="21639.6">
                <text:p>21639.6</text:p>
              </table:table-cell>
              <table:table-cell office:value-type="float" office:value="34871.6">
                <text:p>34871.6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27276.7">
                <text:p>27276.7</text:p>
              </table:table-cell>
              <table:table-cell office:value-type="float" office:value="21062.2">
                <text:p>21062.2</text:p>
              </table:table-cell>
              <table:table-cell office:value-type="float" office:value="34517.3">
                <text:p>34517.3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26744.8">
                <text:p>26744.8</text:p>
              </table:table-cell>
              <table:table-cell office:value-type="float" office:value="20484.9">
                <text:p>20484.9</text:p>
              </table:table-cell>
              <table:table-cell office:value-type="float" office:value="34197">
                <text:p>34197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26223.8">
                <text:p>26223.8</text:p>
              </table:table-cell>
              <table:table-cell office:value-type="float" office:value="19909.7">
                <text:p>19909.7</text:p>
              </table:table-cell>
              <table:table-cell office:value-type="float" office:value="33911.2">
                <text:p>33911.2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25713">
                <text:p>25713</text:p>
              </table:table-cell>
              <table:table-cell office:value-type="float" office:value="19338.2">
                <text:p>19338.2</text:p>
              </table:table-cell>
              <table:table-cell office:value-type="float" office:value="33660.8">
                <text:p>33660.8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25211.6">
                <text:p>25211.6</text:p>
              </table:table-cell>
              <table:table-cell office:value-type="float" office:value="18772.5">
                <text:p>18772.5</text:p>
              </table:table-cell>
              <table:table-cell office:value-type="float" office:value="33445.1">
                <text:p>33445.1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24719.1">
                <text:p>24719.1</text:p>
              </table:table-cell>
              <table:table-cell office:value-type="float" office:value="18214.9">
                <text:p>18214.9</text:p>
              </table:table-cell>
              <table:table-cell office:value-type="float" office:value="33260.9">
                <text:p>33260.9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24235.2">
                <text:p>24235.2</text:p>
              </table:table-cell>
              <table:table-cell office:value-type="float" office:value="17667.7">
                <text:p>17667.7</text:p>
              </table:table-cell>
              <table:table-cell office:value-type="float" office:value="33103.9">
                <text:p>33103.9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23759.3">
                <text:p>23759.3</text:p>
              </table:table-cell>
              <table:table-cell office:value-type="float" office:value="17132.9">
                <text:p>17132.9</text:p>
              </table:table-cell>
              <table:table-cell office:value-type="float" office:value="32969.4">
                <text:p>32969.4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23291">
                <text:p>23291</text:p>
              </table:table-cell>
              <table:table-cell office:value-type="float" office:value="16612.1">
                <text:p>16612.1</text:p>
              </table:table-cell>
              <table:table-cell office:value-type="float" office:value="32853.8">
                <text:p>32853.8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22830">
                <text:p>22830</text:p>
              </table:table-cell>
              <table:table-cell office:value-type="float" office:value="16106.5">
                <text:p>16106.5</text:p>
              </table:table-cell>
              <table:table-cell office:value-type="float" office:value="32755.8">
                <text:p>32755.8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22376">
                <text:p>22376</text:p>
              </table:table-cell>
              <table:table-cell office:value-type="float" office:value="15616.4">
                <text:p>15616.4</text:p>
              </table:table-cell>
              <table:table-cell office:value-type="float" office:value="32675.4">
                <text:p>32675.4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21928.6">
                <text:p>21928.6</text:p>
              </table:table-cell>
              <table:table-cell office:value-type="float" office:value="15141.8">
                <text:p>15141.8</text:p>
              </table:table-cell>
              <table:table-cell office:value-type="float" office:value="32612.3">
                <text:p>32612.3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21487.5">
                <text:p>21487.5</text:p>
              </table:table-cell>
              <table:table-cell office:value-type="float" office:value="14681.8">
                <text:p>14681.8</text:p>
              </table:table-cell>
              <table:table-cell office:value-type="float" office:value="32564.9">
                <text:p>32564.9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21052.5">
                <text:p>21052.5</text:p>
              </table:table-cell>
              <table:table-cell office:value-type="float" office:value="14235.4">
                <text:p>14235.4</text:p>
              </table:table-cell>
              <table:table-cell office:value-type="float" office:value="32529.3">
                <text:p>32529.3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20623.5">
                <text:p>20623.5</text:p>
              </table:table-cell>
              <table:table-cell office:value-type="float" office:value="13801.4">
                <text:p>13801.4</text:p>
              </table:table-cell>
              <table:table-cell office:value-type="float" office:value="32499.7">
                <text:p>32499.7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20200.3">
                <text:p>20200.3</text:p>
              </table:table-cell>
              <table:table-cell office:value-type="float" office:value="13378.9">
                <text:p>13378.9</text:p>
              </table:table-cell>
              <table:table-cell office:value-type="float" office:value="32469.1">
                <text:p>32469.1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19782.9">
                <text:p>19782.9</text:p>
              </table:table-cell>
              <table:table-cell office:value-type="float" office:value="12967.1">
                <text:p>12967.1</text:p>
              </table:table-cell>
              <table:table-cell office:value-type="float" office:value="32431">
                <text:p>32431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19371.5">
                <text:p>19371.5</text:p>
              </table:table-cell>
              <table:table-cell office:value-type="float" office:value="12565.4">
                <text:p>12565.4</text:p>
              </table:table-cell>
              <table:table-cell office:value-type="float" office:value="32379.8">
                <text:p>3237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88cm" svg:y="0.316cm" chart:style-name="ch2">
          <text:p>Smrti</text:p>
        </chart:title>
        <chart:legend chart:legend-position="end" svg:x="13.809cm" svg:y="3.703cm" style:legend-expansion="high" chart:style-name="ch3"/>
        <chart:plot-area chart:style-name="ch4" table:cell-range-address="Sheet7.Q2:Sheet7.T64 Sheet7.R1:Sheet7.T1" chart:data-source-has-labels="both" svg:x="0.32cm" svg:y="1.275cm" svg:width="13.169cm" svg:height="7.545cm">
          <chartooo:coordinate-region svg:x="1.227cm" svg:y="1.474cm" svg:width="11.49cm" svg:height="6.699cm"/>
          <chart:axis chart:dimension="x" chart:name="primary-x" chart:style-name="ch5" chartooo:axis-type="auto">
            <chartooo:date-scale/>
            <chart:categories table:cell-range-address="Sheet7.Q2:Sheet7.Q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R2:Sheet7.R64" chart:label-cell-address="Sheet7.R1:Sheet7.R1" chart:class="chart:line">
            <chart:data-point chart:repeated="63"/>
          </chart:series>
          <chart:series chart:style-name="ch8" chart:values-cell-range-address="Sheet7.S2:Sheet7.S64" chart:label-cell-address="Sheet7.S1:Sheet7.S1" chart:class="chart:line">
            <chart:data-point chart:repeated="63"/>
          </chart:series>
          <chart:series chart:style-name="ch9" chart:values-cell-range-address="Sheet7.T2:Sheet7.T64" chart:label-cell-address="Sheet7.T1:Sheet7.T1" chart:class="chart:line"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</text:p>
                <draw:g>
                  <svg:desc>Sheet7.R1:Sheet7.R1</svg:desc>
                </draw:g>
              </table:table-cell>
              <table:table-cell office:value-type="string">
                <text:p>Lo 95</text:p>
                <draw:g>
                  <svg:desc>Sheet7.S1:Sheet7.S1</svg:desc>
                </draw:g>
              </table:table-cell>
              <table:table-cell office:value-type="string">
                <text:p>Hi 95</text:p>
                <draw:g>
                  <svg:desc>Sheet7.T1:Sheet7.T1</svg:desc>
                </draw:g>
              </table:table-cell>
            </table:table-row>
          </table:table-header-rows>
          <table:table-rows>
            <table:table-row>
              <table:table-cell office:value-type="float" office:value="44290">
                <text:p>44290</text:p>
                <draw:g>
                  <svg:desc>Sheet7.Q2:Sheet7.Q64</svg:desc>
                </draw:g>
              </table:table-cell>
              <table:table-cell office:value-type="float" office:value="1352.82">
                <text:p>1352.82</text:p>
                <draw:g>
                  <svg:desc>Sheet7.R2:Sheet7.R64</svg:desc>
                </draw:g>
              </table:table-cell>
              <table:table-cell office:value-type="float" office:value="1025.75">
                <text:p>1025.75</text:p>
                <draw:g>
                  <svg:desc>Sheet7.S2:Sheet7.S64</svg:desc>
                </draw:g>
              </table:table-cell>
              <table:table-cell office:value-type="float" office:value="1679.89">
                <text:p>1679.89</text:p>
                <draw:g>
                  <svg:desc>Sheet7.T2:Sheet7.T64</svg:desc>
                </draw:g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1336.41">
                <text:p>1336.41</text:p>
              </table:table-cell>
              <table:table-cell office:value-type="float" office:value="1013.14">
                <text:p>1013.14</text:p>
              </table:table-cell>
              <table:table-cell office:value-type="float" office:value="1659.68">
                <text:p>1659.68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312.97">
                <text:p>1312.97</text:p>
              </table:table-cell>
              <table:table-cell office:value-type="float" office:value="995.092">
                <text:p>995.092</text:p>
              </table:table-cell>
              <table:table-cell office:value-type="float" office:value="1630.85">
                <text:p>1630.85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280.96">
                <text:p>1280.96</text:p>
              </table:table-cell>
              <table:table-cell office:value-type="float" office:value="970.645">
                <text:p>970.645</text:p>
              </table:table-cell>
              <table:table-cell office:value-type="float" office:value="1591.27">
                <text:p>1591.27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186.24">
                <text:p>1186.24</text:p>
              </table:table-cell>
              <table:table-cell office:value-type="float" office:value="898.404">
                <text:p>898.404</text:p>
              </table:table-cell>
              <table:table-cell office:value-type="float" office:value="1474.07">
                <text:p>1474.07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101.76">
                <text:p>1101.76</text:p>
              </table:table-cell>
              <table:table-cell office:value-type="float" office:value="832.617">
                <text:p>832.617</text:p>
              </table:table-cell>
              <table:table-cell office:value-type="float" office:value="1370.91">
                <text:p>1370.91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091.13">
                <text:p>1091.13</text:p>
              </table:table-cell>
              <table:table-cell office:value-type="float" office:value="824.58">
                <text:p>824.58</text:p>
              </table:table-cell>
              <table:table-cell office:value-type="float" office:value="1357.69">
                <text:p>1357.69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1080.81">
                <text:p>1080.81</text:p>
              </table:table-cell>
              <table:table-cell office:value-type="float" office:value="835.939">
                <text:p>835.939</text:p>
              </table:table-cell>
              <table:table-cell office:value-type="float" office:value="1325.71">
                <text:p>1325.71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052.96">
                <text:p>1052.96</text:p>
              </table:table-cell>
              <table:table-cell office:value-type="float" office:value="812.705">
                <text:p>812.705</text:p>
              </table:table-cell>
              <table:table-cell office:value-type="float" office:value="1293.25">
                <text:p>1293.25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1026.32">
                <text:p>1026.32</text:p>
              </table:table-cell>
              <table:table-cell office:value-type="float" office:value="790.731">
                <text:p>790.731</text:p>
              </table:table-cell>
              <table:table-cell office:value-type="float" office:value="1261.98">
                <text:p>1261.9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000.76">
                <text:p>1000.76</text:p>
              </table:table-cell>
              <table:table-cell office:value-type="float" office:value="769.852">
                <text:p>769.852</text:p>
              </table:table-cell>
              <table:table-cell office:value-type="float" office:value="1231.82">
                <text:p>1231.82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976.187">
                <text:p>976.187</text:p>
              </table:table-cell>
              <table:table-cell office:value-type="float" office:value="749.931">
                <text:p>749.931</text:p>
              </table:table-cell>
              <table:table-cell office:value-type="float" office:value="1202.67">
                <text:p>1202.67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952.49">
                <text:p>952.49</text:p>
              </table:table-cell>
              <table:table-cell office:value-type="float" office:value="730.861">
                <text:p>730.861</text:p>
              </table:table-cell>
              <table:table-cell office:value-type="float" office:value="1174.48">
                <text:p>1174.48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929.595">
                <text:p>929.595</text:p>
              </table:table-cell>
              <table:table-cell office:value-type="float" office:value="712.548">
                <text:p>712.548</text:p>
              </table:table-cell>
              <table:table-cell office:value-type="float" office:value="1147.17">
                <text:p>1147.17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907.434">
                <text:p>907.434</text:p>
              </table:table-cell>
              <table:table-cell office:value-type="float" office:value="694.918">
                <text:p>694.918</text:p>
              </table:table-cell>
              <table:table-cell office:value-type="float" office:value="1120.7">
                <text:p>1120.7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885.952">
                <text:p>885.952</text:p>
              </table:table-cell>
              <table:table-cell office:value-type="float" office:value="677.905">
                <text:p>677.905</text:p>
              </table:table-cell>
              <table:table-cell office:value-type="float" office:value="1095.03">
                <text:p>1095.03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865.098">
                <text:p>865.098</text:p>
              </table:table-cell>
              <table:table-cell office:value-type="float" office:value="661.455">
                <text:p>661.455</text:p>
              </table:table-cell>
              <table:table-cell office:value-type="float" office:value="1070.13">
                <text:p>1070.13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844.833">
                <text:p>844.833</text:p>
              </table:table-cell>
              <table:table-cell office:value-type="float" office:value="645.52">
                <text:p>645.52</text:p>
              </table:table-cell>
              <table:table-cell office:value-type="float" office:value="1045.95">
                <text:p>1045.95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825.121">
                <text:p>825.121</text:p>
              </table:table-cell>
              <table:table-cell office:value-type="float" office:value="630.06">
                <text:p>630.06</text:p>
              </table:table-cell>
              <table:table-cell office:value-type="float" office:value="1022.5">
                <text:p>1022.5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805.932">
                <text:p>805.932</text:p>
              </table:table-cell>
              <table:table-cell office:value-type="float" office:value="615.04">
                <text:p>615.04</text:p>
              </table:table-cell>
              <table:table-cell office:value-type="float" office:value="999.728">
                <text:p>999.728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787.237">
                <text:p>787.237</text:p>
              </table:table-cell>
              <table:table-cell office:value-type="float" office:value="600.426">
                <text:p>600.426</text:p>
              </table:table-cell>
              <table:table-cell office:value-type="float" office:value="977.635">
                <text:p>977.635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769.013">
                <text:p>769.013</text:p>
              </table:table-cell>
              <table:table-cell office:value-type="float" office:value="586.191">
                <text:p>586.191</text:p>
              </table:table-cell>
              <table:table-cell office:value-type="float" office:value="956.198">
                <text:p>956.198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751.237">
                <text:p>751.237</text:p>
              </table:table-cell>
              <table:table-cell office:value-type="float" office:value="572.308">
                <text:p>572.308</text:p>
              </table:table-cell>
              <table:table-cell office:value-type="float" office:value="935.404">
                <text:p>935.404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733.887">
                <text:p>733.887</text:p>
              </table:table-cell>
              <table:table-cell office:value-type="float" office:value="558.753">
                <text:p>558.753</text:p>
              </table:table-cell>
              <table:table-cell office:value-type="float" office:value="915.236">
                <text:p>915.236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716.944">
                <text:p>716.944</text:p>
              </table:table-cell>
              <table:table-cell office:value-type="float" office:value="545.502">
                <text:p>545.502</text:p>
              </table:table-cell>
              <table:table-cell office:value-type="float" office:value="895.68">
                <text:p>895.68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700.388">
                <text:p>700.388</text:p>
              </table:table-cell>
              <table:table-cell office:value-type="float" office:value="532.536">
                <text:p>532.536</text:p>
              </table:table-cell>
              <table:table-cell office:value-type="float" office:value="876.72">
                <text:p>876.72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684.202">
                <text:p>684.202</text:p>
              </table:table-cell>
              <table:table-cell office:value-type="float" office:value="519.835">
                <text:p>519.835</text:p>
              </table:table-cell>
              <table:table-cell office:value-type="float" office:value="858.34">
                <text:p>858.34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668.366">
                <text:p>668.366</text:p>
              </table:table-cell>
              <table:table-cell office:value-type="float" office:value="507.38">
                <text:p>507.38</text:p>
              </table:table-cell>
              <table:table-cell office:value-type="float" office:value="840.522">
                <text:p>840.522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652.863">
                <text:p>652.863</text:p>
              </table:table-cell>
              <table:table-cell office:value-type="float" office:value="495.155">
                <text:p>495.155</text:p>
              </table:table-cell>
              <table:table-cell office:value-type="float" office:value="823.247">
                <text:p>823.247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637.674">
                <text:p>637.674</text:p>
              </table:table-cell>
              <table:table-cell office:value-type="float" office:value="483.143">
                <text:p>483.143</text:p>
              </table:table-cell>
              <table:table-cell office:value-type="float" office:value="806.495">
                <text:p>806.495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622.783">
                <text:p>622.783</text:p>
              </table:table-cell>
              <table:table-cell office:value-type="float" office:value="471.331">
                <text:p>471.331</text:p>
              </table:table-cell>
              <table:table-cell office:value-type="float" office:value="790.245">
                <text:p>790.245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608.172">
                <text:p>608.172</text:p>
              </table:table-cell>
              <table:table-cell office:value-type="float" office:value="459.704">
                <text:p>459.704</text:p>
              </table:table-cell>
              <table:table-cell office:value-type="float" office:value="774.475">
                <text:p>774.475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593.823">
                <text:p>593.823</text:p>
              </table:table-cell>
              <table:table-cell office:value-type="float" office:value="448.25">
                <text:p>448.25</text:p>
              </table:table-cell>
              <table:table-cell office:value-type="float" office:value="759.159">
                <text:p>759.159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579.722">
                <text:p>579.722</text:p>
              </table:table-cell>
              <table:table-cell office:value-type="float" office:value="436.956">
                <text:p>436.956</text:p>
              </table:table-cell>
              <table:table-cell office:value-type="float" office:value="744.271">
                <text:p>744.271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565.853">
                <text:p>565.853</text:p>
              </table:table-cell>
              <table:table-cell office:value-type="float" office:value="425.814">
                <text:p>425.814</text:p>
              </table:table-cell>
              <table:table-cell office:value-type="float" office:value="729.783">
                <text:p>729.783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552.203">
                <text:p>552.203</text:p>
              </table:table-cell>
              <table:table-cell office:value-type="float" office:value="414.815">
                <text:p>414.815</text:p>
              </table:table-cell>
              <table:table-cell office:value-type="float" office:value="715.666">
                <text:p>715.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75cm" svg:y="0.316cm" chart:style-name="ch2">
          <text:p>Incidence total</text:p>
        </chart:title>
        <chart:legend chart:legend-position="end" svg:x="13.756cm" svg:y="3.703cm" style:legend-expansion="high" chart:style-name="ch3"/>
        <chart:plot-area chart:style-name="ch4" table:cell-range-address="Sheet7.A2:Sheet7.D36 Sheet7.B1:Sheet7.D1" chart:data-source-has-labels="both" svg:x="0.32cm" svg:y="1.275cm" svg:width="13.116cm" svg:height="7.545cm">
          <chartooo:coordinate-region svg:x="2.053cm" svg:y="1.474cm" svg:width="11.383cm" svg:height="6.699cm"/>
          <chart:axis chart:dimension="x" chart:name="primary-x" chart:style-name="ch5" chartooo:axis-type="auto">
            <chartooo:date-scale/>
            <chart:categories table:cell-range-address="Sheet7.A2:Sheet7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B2:Sheet7.B36" chart:label-cell-address="Sheet7.B1:Sheet7.B1" chart:class="chart:line">
            <chart:data-point chart:repeated="35"/>
          </chart:series>
          <chart:series chart:style-name="ch8" chart:values-cell-range-address="Sheet7.C2:Sheet7.C36" chart:label-cell-address="Sheet7.C1:Sheet7.C1" chart:class="chart:line">
            <chart:data-point chart:repeated="35"/>
          </chart:series>
          <chart:series chart:style-name="ch9" chart:values-cell-range-address="Sheet7.D2:Sheet7.D36" chart:label-cell-address="Sheet7.D1:Sheet7.D1" chart:class="chart:line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abs</text:p>
                <draw:g>
                  <svg:desc>Sheet7.B1:Sheet7.B1</svg:desc>
                </draw:g>
              </table:table-cell>
              <table:table-cell office:value-type="string">
                <text:p>Lo 95</text:p>
                <draw:g>
                  <svg:desc>Sheet7.C1:Sheet7.C1</svg:desc>
                </draw:g>
              </table:table-cell>
              <table:table-cell office:value-type="string">
                <text:p>Hi 95</text:p>
                <draw:g>
                  <svg:desc>Sheet7.D1:Sheet7.D1</svg:desc>
                </draw:g>
              </table:table-cell>
            </table:table-row>
          </table:table-header-rows>
          <table:table-rows>
            <table:table-row>
              <table:table-cell office:value-type="float" office:value="44290">
                <text:p>44290</text:p>
                <draw:g>
                  <svg:desc>Sheet7.A2:Sheet7.A36</svg:desc>
                </draw:g>
              </table:table-cell>
              <table:table-cell office:value-type="float" office:value="1530000">
                <text:p>1530000</text:p>
                <draw:g>
                  <svg:desc>Sheet7.B2:Sheet7.B36</svg:desc>
                </draw:g>
              </table:table-cell>
              <table:table-cell office:value-type="float" office:value="1520000">
                <text:p>1520000</text:p>
                <draw:g>
                  <svg:desc>Sheet7.C2:Sheet7.C36</svg:desc>
                </draw:g>
              </table:table-cell>
              <table:table-cell office:value-type="float" office:value="1540000">
                <text:p>1540000</text:p>
                <draw:g>
                  <svg:desc>Sheet7.D2:Sheet7.D36</svg:desc>
                </draw:g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1540000">
                <text:p>1540000</text:p>
              </table:table-cell>
              <table:table-cell office:value-type="float" office:value="1530000">
                <text:p>1530000</text:p>
              </table:table-cell>
              <table:table-cell office:value-type="float" office:value="1540000">
                <text:p>1540000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540000">
                <text:p>1540000</text:p>
              </table:table-cell>
              <table:table-cell office:value-type="float" office:value="1530000">
                <text:p>1530000</text:p>
              </table:table-cell>
              <table:table-cell office:value-type="float" office:value="1550000">
                <text:p>1550000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540000">
                <text:p>1540000</text:p>
              </table:table-cell>
              <table:table-cell office:value-type="float" office:value="1540000">
                <text:p>1540000</text:p>
              </table:table-cell>
              <table:table-cell office:value-type="float" office:value="1550000">
                <text:p>1550000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550000">
                <text:p>1550000</text:p>
              </table:table-cell>
              <table:table-cell office:value-type="float" office:value="1540000">
                <text:p>1540000</text:p>
              </table:table-cell>
              <table:table-cell office:value-type="float" office:value="1560000">
                <text:p>1560000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560000">
                <text:p>1560000</text:p>
              </table:table-cell>
              <table:table-cell office:value-type="float" office:value="1550000">
                <text:p>1550000</text:p>
              </table:table-cell>
              <table:table-cell office:value-type="float" office:value="1570000">
                <text:p>1570000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560000">
                <text:p>1560000</text:p>
              </table:table-cell>
              <table:table-cell office:value-type="float" office:value="1560000">
                <text:p>1560000</text:p>
              </table:table-cell>
              <table:table-cell office:value-type="float" office:value="1570000">
                <text:p>1570000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1570000">
                <text:p>1570000</text:p>
              </table:table-cell>
              <table:table-cell office:value-type="float" office:value="1560000">
                <text:p>1560000</text:p>
              </table:table-cell>
              <table:table-cell office:value-type="float" office:value="1580000">
                <text:p>1580000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570000">
                <text:p>1570000</text:p>
              </table:table-cell>
              <table:table-cell office:value-type="float" office:value="1560000">
                <text:p>1560000</text:p>
              </table:table-cell>
              <table:table-cell office:value-type="float" office:value="1580000">
                <text:p>1580000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1580000">
                <text:p>1580000</text:p>
              </table:table-cell>
              <table:table-cell office:value-type="float" office:value="1570000">
                <text:p>1570000</text:p>
              </table:table-cell>
              <table:table-cell office:value-type="float" office:value="1590000">
                <text:p>1590000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580000">
                <text:p>1580000</text:p>
              </table:table-cell>
              <table:table-cell office:value-type="float" office:value="1570000">
                <text:p>1570000</text:p>
              </table:table-cell>
              <table:table-cell office:value-type="float" office:value="1590000">
                <text:p>1590000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590000">
                <text:p>1590000</text:p>
              </table:table-cell>
              <table:table-cell office:value-type="float" office:value="1580000">
                <text:p>158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1590000">
                <text:p>1590000</text:p>
              </table:table-cell>
              <table:table-cell office:value-type="float" office:value="1580000">
                <text:p>158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1590000">
                <text:p>1590000</text:p>
              </table:table-cell>
              <table:table-cell office:value-type="float" office:value="1580000">
                <text:p>158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1600000">
                <text:p>1600000</text:p>
              </table:table-cell>
              <table:table-cell office:value-type="float" office:value="1590000">
                <text:p>1590000</text:p>
              </table:table-cell>
              <table:table-cell office:value-type="float" office:value="1610000">
                <text:p>1610000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600000">
                <text:p>1600000</text:p>
              </table:table-cell>
              <table:table-cell office:value-type="float" office:value="1590000">
                <text:p>1590000</text:p>
              </table:table-cell>
              <table:table-cell office:value-type="float" office:value="1610000">
                <text:p>1610000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1610000">
                <text:p>1610000</text:p>
              </table:table-cell>
              <table:table-cell office:value-type="float" office:value="1590000">
                <text:p>1590000</text:p>
              </table:table-cell>
              <table:table-cell office:value-type="float" office:value="1620000">
                <text:p>1620000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610000">
                <text:p>1610000</text:p>
              </table:table-cell>
              <table:table-cell office:value-type="float" office:value="1600000">
                <text:p>1600000</text:p>
              </table:table-cell>
              <table:table-cell office:value-type="float" office:value="1620000">
                <text:p>1620000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1610000">
                <text:p>1610000</text:p>
              </table:table-cell>
              <table:table-cell office:value-type="float" office:value="1600000">
                <text:p>1600000</text:p>
              </table:table-cell>
              <table:table-cell office:value-type="float" office:value="1630000">
                <text:p>1630000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1620000">
                <text:p>1620000</text:p>
              </table:table-cell>
              <table:table-cell office:value-type="float" office:value="1600000">
                <text:p>1600000</text:p>
              </table:table-cell>
              <table:table-cell office:value-type="float" office:value="1630000">
                <text:p>1630000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620000">
                <text:p>1620000</text:p>
              </table:table-cell>
              <table:table-cell office:value-type="float" office:value="1610000">
                <text:p>1610000</text:p>
              </table:table-cell>
              <table:table-cell office:value-type="float" office:value="1640000">
                <text:p>1640000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1620000">
                <text:p>1620000</text:p>
              </table:table-cell>
              <table:table-cell office:value-type="float" office:value="1610000">
                <text:p>1610000</text:p>
              </table:table-cell>
              <table:table-cell office:value-type="float" office:value="1640000">
                <text:p>1640000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1630000">
                <text:p>1630000</text:p>
              </table:table-cell>
              <table:table-cell office:value-type="float" office:value="1610000">
                <text:p>1610000</text:p>
              </table:table-cell>
              <table:table-cell office:value-type="float" office:value="1640000">
                <text:p>1640000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1630000">
                <text:p>1630000</text:p>
              </table:table-cell>
              <table:table-cell office:value-type="float" office:value="1610000">
                <text:p>1610000</text:p>
              </table:table-cell>
              <table:table-cell office:value-type="float" office:value="1650000">
                <text:p>1650000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1630000">
                <text:p>1630000</text:p>
              </table:table-cell>
              <table:table-cell office:value-type="float" office:value="1620000">
                <text:p>1620000</text:p>
              </table:table-cell>
              <table:table-cell office:value-type="float" office:value="1650000">
                <text:p>1650000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1640000">
                <text:p>1640000</text:p>
              </table:table-cell>
              <table:table-cell office:value-type="float" office:value="1620000">
                <text:p>1620000</text:p>
              </table:table-cell>
              <table:table-cell office:value-type="float" office:value="1660000">
                <text:p>1660000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1640000">
                <text:p>1640000</text:p>
              </table:table-cell>
              <table:table-cell office:value-type="float" office:value="1620000">
                <text:p>1620000</text:p>
              </table:table-cell>
              <table:table-cell office:value-type="float" office:value="1660000">
                <text:p>1660000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1640000">
                <text:p>1640000</text:p>
              </table:table-cell>
              <table:table-cell office:value-type="float" office:value="1620000">
                <text:p>1620000</text:p>
              </table:table-cell>
              <table:table-cell office:value-type="float" office:value="1660000">
                <text:p>1660000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1650000">
                <text:p>1650000</text:p>
              </table:table-cell>
              <table:table-cell office:value-type="float" office:value="1630000">
                <text:p>1630000</text:p>
              </table:table-cell>
              <table:table-cell office:value-type="float" office:value="1670000">
                <text:p>1670000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1650000">
                <text:p>1650000</text:p>
              </table:table-cell>
              <table:table-cell office:value-type="float" office:value="1630000">
                <text:p>1630000</text:p>
              </table:table-cell>
              <table:table-cell office:value-type="float" office:value="1670000">
                <text:p>1670000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1650000">
                <text:p>1650000</text:p>
              </table:table-cell>
              <table:table-cell office:value-type="float" office:value="1630000">
                <text:p>1630000</text:p>
              </table:table-cell>
              <table:table-cell office:value-type="float" office:value="1680000">
                <text:p>1680000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1650000">
                <text:p>1650000</text:p>
              </table:table-cell>
              <table:table-cell office:value-type="float" office:value="1630000">
                <text:p>1630000</text:p>
              </table:table-cell>
              <table:table-cell office:value-type="float" office:value="1680000">
                <text:p>1680000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1660000">
                <text:p>1660000</text:p>
              </table:table-cell>
              <table:table-cell office:value-type="float" office:value="1640000">
                <text:p>1640000</text:p>
              </table:table-cell>
              <table:table-cell office:value-type="float" office:value="1690000">
                <text:p>1690000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1660000">
                <text:p>1660000</text:p>
              </table:table-cell>
              <table:table-cell office:value-type="float" office:value="1640000">
                <text:p>1640000</text:p>
              </table:table-cell>
              <table:table-cell office:value-type="float" office:value="1690000">
                <text:p>1690000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1660000">
                <text:p>1660000</text:p>
              </table:table-cell>
              <table:table-cell office:value-type="float" office:value="1640000">
                <text:p>1640000</text:p>
              </table:table-cell>
              <table:table-cell office:value-type="float" office:value="1690000">
                <text:p>169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11cm" svg:y="0.316cm" chart:style-name="ch2">
          <text:p>Mrtví total</text:p>
        </chart:title>
        <chart:legend chart:legend-position="end" svg:x="13.756cm" svg:y="3.703cm" style:legend-expansion="high" chart:style-name="ch3"/>
        <chart:plot-area chart:style-name="ch4" table:cell-range-address="Sheet7.E2:Sheet7.H36 Sheet7.F1:Sheet7.H1" chart:data-source-has-labels="both" svg:x="0.32cm" svg:y="1.275cm" svg:width="13.116cm" svg:height="7.545cm">
          <chartooo:coordinate-region svg:x="1.497cm" svg:y="1.474cm" svg:width="11.939cm" svg:height="6.699cm"/>
          <chart:axis chart:dimension="x" chart:name="primary-x" chart:style-name="ch5" chartooo:axis-type="auto">
            <chartooo:date-scale/>
            <chart:categories table:cell-range-address="Sheet7.E2:Sheet7.E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F2:Sheet7.F36" chart:label-cell-address="Sheet7.F1:Sheet7.F1" chart:class="chart:line">
            <chart:data-point chart:repeated="35"/>
          </chart:series>
          <chart:series chart:style-name="ch8" chart:values-cell-range-address="Sheet7.G2:Sheet7.G36" chart:label-cell-address="Sheet7.G1:Sheet7.G1" chart:class="chart:line">
            <chart:data-point chart:repeated="35"/>
          </chart:series>
          <chart:series chart:style-name="ch9" chart:values-cell-range-address="Sheet7.H2:Sheet7.H36" chart:label-cell-address="Sheet7.H1:Sheet7.H1" chart:class="chart:line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 abs</text:p>
                <draw:g>
                  <svg:desc>Sheet7.F1:Sheet7.F1</svg:desc>
                </draw:g>
              </table:table-cell>
              <table:table-cell office:value-type="string">
                <text:p>Lo 95</text:p>
                <draw:g>
                  <svg:desc>Sheet7.G1:Sheet7.G1</svg:desc>
                </draw:g>
              </table:table-cell>
              <table:table-cell office:value-type="string">
                <text:p>Hi 95</text:p>
                <draw:g>
                  <svg:desc>Sheet7.H1:Sheet7.H1</svg:desc>
                </draw:g>
              </table:table-cell>
            </table:table-row>
          </table:table-header-rows>
          <table:table-rows>
            <table:table-row>
              <table:table-cell office:value-type="float" office:value="44290">
                <text:p>44290</text:p>
                <draw:g>
                  <svg:desc>Sheet7.E2:Sheet7.E36</svg:desc>
                </draw:g>
              </table:table-cell>
              <table:table-cell office:value-type="float" office:value="27512.8">
                <text:p>27512.8</text:p>
                <draw:g>
                  <svg:desc>Sheet7.F2:Sheet7.F36</svg:desc>
                </draw:g>
              </table:table-cell>
              <table:table-cell office:value-type="float" office:value="27186.3">
                <text:p>27186.3</text:p>
                <draw:g>
                  <svg:desc>Sheet7.G2:Sheet7.G36</svg:desc>
                </draw:g>
              </table:table-cell>
              <table:table-cell office:value-type="float" office:value="27839.3">
                <text:p>27839.3</text:p>
                <draw:g>
                  <svg:desc>Sheet7.H2:Sheet7.H36</svg:desc>
                </draw:g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27661">
                <text:p>27661</text:p>
              </table:table-cell>
              <table:table-cell office:value-type="float" office:value="27338.2">
                <text:p>27338.2</text:p>
              </table:table-cell>
              <table:table-cell office:value-type="float" office:value="27983.7">
                <text:p>27983.7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27760">
                <text:p>27760</text:p>
              </table:table-cell>
              <table:table-cell office:value-type="float" office:value="27442.7">
                <text:p>27442.7</text:p>
              </table:table-cell>
              <table:table-cell office:value-type="float" office:value="28077.3">
                <text:p>28077.3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27877.6">
                <text:p>27877.6</text:p>
              </table:table-cell>
              <table:table-cell office:value-type="float" office:value="27567.8">
                <text:p>27567.8</text:p>
              </table:table-cell>
              <table:table-cell office:value-type="float" office:value="28187.3">
                <text:p>28187.3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27852.9">
                <text:p>27852.9</text:p>
              </table:table-cell>
              <table:table-cell office:value-type="float" office:value="27565.5">
                <text:p>27565.5</text:p>
              </table:table-cell>
              <table:table-cell office:value-type="float" office:value="28140.3">
                <text:p>28140.3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27899.9">
                <text:p>27899.9</text:p>
              </table:table-cell>
              <table:table-cell office:value-type="float" office:value="27631.1">
                <text:p>27631.1</text:p>
              </table:table-cell>
              <table:table-cell office:value-type="float" office:value="28168.7">
                <text:p>28168.7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28018.2">
                <text:p>28018.2</text:p>
              </table:table-cell>
              <table:table-cell office:value-type="float" office:value="27752">
                <text:p>27752</text:p>
              </table:table-cell>
              <table:table-cell office:value-type="float" office:value="28284.4">
                <text:p>28284.4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28042.7">
                <text:p>28042.7</text:p>
              </table:table-cell>
              <table:table-cell office:value-type="float" office:value="27777.7">
                <text:p>27777.7</text:p>
              </table:table-cell>
              <table:table-cell office:value-type="float" office:value="28307.8">
                <text:p>28307.8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28182">
                <text:p>28182</text:p>
              </table:table-cell>
              <table:table-cell office:value-type="float" office:value="27902.9">
                <text:p>27902.9</text:p>
              </table:table-cell>
              <table:table-cell office:value-type="float" office:value="28461.1">
                <text:p>28461.1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28317.8">
                <text:p>28317.8</text:p>
              </table:table-cell>
              <table:table-cell office:value-type="float" office:value="28026.3">
                <text:p>28026.3</text:p>
              </table:table-cell>
              <table:table-cell office:value-type="float" office:value="28609.4">
                <text:p>28609.4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28450.4">
                <text:p>28450.4</text:p>
              </table:table-cell>
              <table:table-cell office:value-type="float" office:value="28147.7">
                <text:p>28147.7</text:p>
              </table:table-cell>
              <table:table-cell office:value-type="float" office:value="28753.2">
                <text:p>28753.2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28579.8">
                <text:p>28579.8</text:p>
              </table:table-cell>
              <table:table-cell office:value-type="float" office:value="28267.1">
                <text:p>28267.1</text:p>
              </table:table-cell>
              <table:table-cell office:value-type="float" office:value="28892.9">
                <text:p>28892.9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28706.2">
                <text:p>28706.2</text:p>
              </table:table-cell>
              <table:table-cell office:value-type="float" office:value="28384.3">
                <text:p>28384.3</text:p>
              </table:table-cell>
              <table:table-cell office:value-type="float" office:value="29028.5">
                <text:p>29028.5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28829.6">
                <text:p>28829.6</text:p>
              </table:table-cell>
              <table:table-cell office:value-type="float" office:value="28499.3">
                <text:p>28499.3</text:p>
              </table:table-cell>
              <table:table-cell office:value-type="float" office:value="29160.5">
                <text:p>29160.5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28950.2">
                <text:p>28950.2</text:p>
              </table:table-cell>
              <table:table-cell office:value-type="float" office:value="28612.1">
                <text:p>28612.1</text:p>
              </table:table-cell>
              <table:table-cell office:value-type="float" office:value="29289">
                <text:p>29289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29067.9">
                <text:p>29067.9</text:p>
              </table:table-cell>
              <table:table-cell office:value-type="float" office:value="28722.7">
                <text:p>28722.7</text:p>
              </table:table-cell>
              <table:table-cell office:value-type="float" office:value="29414.1">
                <text:p>29414.1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29182.9">
                <text:p>29182.9</text:p>
              </table:table-cell>
              <table:table-cell office:value-type="float" office:value="28831.1">
                <text:p>28831.1</text:p>
              </table:table-cell>
              <table:table-cell office:value-type="float" office:value="29536.1">
                <text:p>29536.1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29295.2">
                <text:p>29295.2</text:p>
              </table:table-cell>
              <table:table-cell office:value-type="float" office:value="28937.2">
                <text:p>28937.2</text:p>
              </table:table-cell>
              <table:table-cell office:value-type="float" office:value="29655">
                <text:p>29655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29405">
                <text:p>29405</text:p>
              </table:table-cell>
              <table:table-cell office:value-type="float" office:value="29041.2">
                <text:p>29041.2</text:p>
              </table:table-cell>
              <table:table-cell office:value-type="float" office:value="29771">
                <text:p>29771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29512.2">
                <text:p>29512.2</text:p>
              </table:table-cell>
              <table:table-cell office:value-type="float" office:value="29143">
                <text:p>29143</text:p>
              </table:table-cell>
              <table:table-cell office:value-type="float" office:value="29884.2">
                <text:p>29884.2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29616.9">
                <text:p>29616.9</text:p>
              </table:table-cell>
              <table:table-cell office:value-type="float" office:value="29242.6">
                <text:p>29242.6</text:p>
              </table:table-cell>
              <table:table-cell office:value-type="float" office:value="29994.7">
                <text:p>29994.7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29719.2">
                <text:p>29719.2</text:p>
              </table:table-cell>
              <table:table-cell office:value-type="float" office:value="29340.1">
                <text:p>29340.1</text:p>
              </table:table-cell>
              <table:table-cell office:value-type="float" office:value="30102.7">
                <text:p>30102.7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29819.1">
                <text:p>29819.1</text:p>
              </table:table-cell>
              <table:table-cell office:value-type="float" office:value="29435.5">
                <text:p>29435.5</text:p>
              </table:table-cell>
              <table:table-cell office:value-type="float" office:value="30208.1">
                <text:p>30208.1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29916.8">
                <text:p>29916.8</text:p>
              </table:table-cell>
              <table:table-cell office:value-type="float" office:value="29528.8">
                <text:p>29528.8</text:p>
              </table:table-cell>
              <table:table-cell office:value-type="float" office:value="30311.2">
                <text:p>30311.2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30012.2">
                <text:p>30012.2</text:p>
              </table:table-cell>
              <table:table-cell office:value-type="float" office:value="29620">
                <text:p>29620</text:p>
              </table:table-cell>
              <table:table-cell office:value-type="float" office:value="30412">
                <text:p>30412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30105.4">
                <text:p>30105.4</text:p>
              </table:table-cell>
              <table:table-cell office:value-type="float" office:value="29709.2">
                <text:p>29709.2</text:p>
              </table:table-cell>
              <table:table-cell office:value-type="float" office:value="30510.6">
                <text:p>30510.6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30196.4">
                <text:p>30196.4</text:p>
              </table:table-cell>
              <table:table-cell office:value-type="float" office:value="29796.3">
                <text:p>29796.3</text:p>
              </table:table-cell>
              <table:table-cell office:value-type="float" office:value="30607.1">
                <text:p>30607.1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30285.3">
                <text:p>30285.3</text:p>
              </table:table-cell>
              <table:table-cell office:value-type="float" office:value="29881.3">
                <text:p>29881.3</text:p>
              </table:table-cell>
              <table:table-cell office:value-type="float" office:value="30701.5">
                <text:p>30701.5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30372.1">
                <text:p>30372.1</text:p>
              </table:table-cell>
              <table:table-cell office:value-type="float" office:value="29964.4">
                <text:p>29964.4</text:p>
              </table:table-cell>
              <table:table-cell office:value-type="float" office:value="30793.9">
                <text:p>30793.9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30456.8">
                <text:p>30456.8</text:p>
              </table:table-cell>
              <table:table-cell office:value-type="float" office:value="30045.5">
                <text:p>30045.5</text:p>
              </table:table-cell>
              <table:table-cell office:value-type="float" office:value="30884.4">
                <text:p>30884.4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30539.6">
                <text:p>30539.6</text:p>
              </table:table-cell>
              <table:table-cell office:value-type="float" office:value="30124.6">
                <text:p>30124.6</text:p>
              </table:table-cell>
              <table:table-cell office:value-type="float" office:value="30973.1">
                <text:p>30973.1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30620.3">
                <text:p>30620.3</text:p>
              </table:table-cell>
              <table:table-cell office:value-type="float" office:value="30201.7">
                <text:p>30201.7</text:p>
              </table:table-cell>
              <table:table-cell office:value-type="float" office:value="31060">
                <text:p>31060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30699.2">
                <text:p>30699.2</text:p>
              </table:table-cell>
              <table:table-cell office:value-type="float" office:value="30276.9">
                <text:p>30276.9</text:p>
              </table:table-cell>
              <table:table-cell office:value-type="float" office:value="31145.1">
                <text:p>31145.1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30776.1">
                <text:p>30776.1</text:p>
              </table:table-cell>
              <table:table-cell office:value-type="float" office:value="30350.1">
                <text:p>30350.1</text:p>
              </table:table-cell>
              <table:table-cell office:value-type="float" office:value="31228.6">
                <text:p>31228.6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30851.1">
                <text:p>30851.1</text:p>
              </table:table-cell>
              <table:table-cell office:value-type="float" office:value="30421.4">
                <text:p>30421.4</text:p>
              </table:table-cell>
              <table:table-cell office:value-type="float" office:value="31310.4">
                <text:p>31310.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81cm" svg:y="0.316cm" chart:style-name="ch2">
          <text:p>Hospitalizace</text:p>
        </chart:title>
        <chart:legend chart:legend-position="end" svg:x="13.809cm" svg:y="3.703cm" style:legend-expansion="high" chart:style-name="ch3"/>
        <chart:plot-area chart:style-name="ch4" table:cell-range-address="Sheet7.I2:Sheet7.L64 Sheet7.J1:Sheet7.L1" chart:data-source-has-labels="both" svg:x="0.32cm" svg:y="1.275cm" svg:width="13.169cm" svg:height="7.545cm">
          <chartooo:coordinate-region svg:x="1.313cm" svg:y="1.474cm" svg:width="11.487cm" svg:height="6.699cm"/>
          <chart:axis chart:dimension="x" chart:name="primary-x" chart:style-name="ch5" chartooo:axis-type="auto">
            <chartooo:date-scale/>
            <chart:categories table:cell-range-address="Sheet7.I2:Sheet7.I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J2:Sheet7.J64" chart:label-cell-address="Sheet7.J1:Sheet7.J1" chart:class="chart:line">
            <chart:data-point chart:repeated="63"/>
          </chart:series>
          <chart:series chart:style-name="ch8" chart:values-cell-range-address="Sheet7.K2:Sheet7.K64" chart:label-cell-address="Sheet7.K1:Sheet7.K1" chart:class="chart:line">
            <chart:data-point chart:repeated="63"/>
          </chart:series>
          <chart:series chart:style-name="ch9" chart:values-cell-range-address="Sheet7.L2:Sheet7.L64" chart:label-cell-address="Sheet7.L1:Sheet7.L1" chart:class="chart:line"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</text:p>
                <draw:g>
                  <svg:desc>Sheet7.J1:Sheet7.J1</svg:desc>
                </draw:g>
              </table:table-cell>
              <table:table-cell office:value-type="string">
                <text:p>Lo 95</text:p>
                <draw:g>
                  <svg:desc>Sheet7.K1:Sheet7.K1</svg:desc>
                </draw:g>
              </table:table-cell>
              <table:table-cell office:value-type="string">
                <text:p>Hi 95</text:p>
                <draw:g>
                  <svg:desc>Sheet7.L1:Sheet7.L1</svg:desc>
                </draw:g>
              </table:table-cell>
            </table:table-row>
          </table:table-header-rows>
          <table:table-rows>
            <table:table-row>
              <table:table-cell office:value-type="float" office:value="44290">
                <text:p>44290</text:p>
                <draw:g>
                  <svg:desc>Sheet7.I2:Sheet7.I64</svg:desc>
                </draw:g>
              </table:table-cell>
              <table:table-cell office:value-type="float" office:value="5971.06">
                <text:p>5971.06</text:p>
                <draw:g>
                  <svg:desc>Sheet7.J2:Sheet7.J64</svg:desc>
                </draw:g>
              </table:table-cell>
              <table:table-cell office:value-type="float" office:value="4683.16">
                <text:p>4683.16</text:p>
                <draw:g>
                  <svg:desc>Sheet7.K2:Sheet7.K64</svg:desc>
                </draw:g>
              </table:table-cell>
              <table:table-cell office:value-type="float" office:value="7258.96">
                <text:p>7258.96</text:p>
                <draw:g>
                  <svg:desc>Sheet7.L2:Sheet7.L64</svg:desc>
                </draw:g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5888.36">
                <text:p>5888.36</text:p>
              </table:table-cell>
              <table:table-cell office:value-type="float" office:value="4621.51">
                <text:p>4621.51</text:p>
              </table:table-cell>
              <table:table-cell office:value-type="float" office:value="7155.22">
                <text:p>7155.22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5773.61">
                <text:p>5773.61</text:p>
              </table:table-cell>
              <table:table-cell office:value-type="float" office:value="4534.9">
                <text:p>4534.9</text:p>
              </table:table-cell>
              <table:table-cell office:value-type="float" office:value="7012.31">
                <text:p>7012.31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5629.57">
                <text:p>5629.57</text:p>
              </table:table-cell>
              <table:table-cell office:value-type="float" office:value="4421.92">
                <text:p>4421.92</text:p>
              </table:table-cell>
              <table:table-cell office:value-type="float" office:value="6837.24">
                <text:p>6837.24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5243.54">
                <text:p>5243.54</text:p>
              </table:table-cell>
              <table:table-cell office:value-type="float" office:value="4104.4">
                <text:p>4104.4</text:p>
              </table:table-cell>
              <table:table-cell office:value-type="float" office:value="6382.75">
                <text:p>6382.75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4910.84">
                <text:p>4910.84</text:p>
              </table:table-cell>
              <table:table-cell office:value-type="float" office:value="3806.63">
                <text:p>3806.63</text:p>
              </table:table-cell>
              <table:table-cell office:value-type="float" office:value="6015.24">
                <text:p>6015.24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4853.98">
                <text:p>4853.98</text:p>
              </table:table-cell>
              <table:table-cell office:value-type="float" office:value="3771.29">
                <text:p>3771.29</text:p>
              </table:table-cell>
              <table:table-cell office:value-type="float" office:value="5937.09">
                <text:p>5937.09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4780.01">
                <text:p>4780.01</text:p>
              </table:table-cell>
              <table:table-cell office:value-type="float" office:value="3715.45">
                <text:p>3715.45</text:p>
              </table:table-cell>
              <table:table-cell office:value-type="float" office:value="5845.36">
                <text:p>5845.36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4659.13">
                <text:p>4659.13</text:p>
              </table:table-cell>
              <table:table-cell office:value-type="float" office:value="3582.73">
                <text:p>3582.73</text:p>
              </table:table-cell>
              <table:table-cell office:value-type="float" office:value="5736.91">
                <text:p>5736.91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4543.3">
                <text:p>4543.3</text:p>
              </table:table-cell>
              <table:table-cell office:value-type="float" office:value="3461.15">
                <text:p>3461.15</text:p>
              </table:table-cell>
              <table:table-cell office:value-type="float" office:value="5627.65">
                <text:p>5627.65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4431.99">
                <text:p>4431.99</text:p>
              </table:table-cell>
              <table:table-cell office:value-type="float" office:value="3348.68">
                <text:p>3348.68</text:p>
              </table:table-cell>
              <table:table-cell office:value-type="float" office:value="5518.63">
                <text:p>5518.63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4324.77">
                <text:p>4324.77</text:p>
              </table:table-cell>
              <table:table-cell office:value-type="float" office:value="3243.8">
                <text:p>3243.8</text:p>
              </table:table-cell>
              <table:table-cell office:value-type="float" office:value="5410.56">
                <text:p>5410.56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4221.26">
                <text:p>4221.26</text:p>
              </table:table-cell>
              <table:table-cell office:value-type="float" office:value="3145.34">
                <text:p>3145.34</text:p>
              </table:table-cell>
              <table:table-cell office:value-type="float" office:value="5303.9">
                <text:p>5303.9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4121.17">
                <text:p>4121.17</text:p>
              </table:table-cell>
              <table:table-cell office:value-type="float" office:value="3052.39">
                <text:p>3052.39</text:p>
              </table:table-cell>
              <table:table-cell office:value-type="float" office:value="5198.99">
                <text:p>5198.99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4024.21">
                <text:p>4024.21</text:p>
              </table:table-cell>
              <table:table-cell office:value-type="float" office:value="2964.23">
                <text:p>2964.23</text:p>
              </table:table-cell>
              <table:table-cell office:value-type="float" office:value="5096.04">
                <text:p>5096.04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3930.17">
                <text:p>3930.17</text:p>
              </table:table-cell>
              <table:table-cell office:value-type="float" office:value="2880.25">
                <text:p>2880.25</text:p>
              </table:table-cell>
              <table:table-cell office:value-type="float" office:value="4995.22">
                <text:p>4995.22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3838.85">
                <text:p>3838.85</text:p>
              </table:table-cell>
              <table:table-cell office:value-type="float" office:value="2800">
                <text:p>2800</text:p>
              </table:table-cell>
              <table:table-cell office:value-type="float" office:value="4896.65">
                <text:p>4896.65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3750.07">
                <text:p>3750.07</text:p>
              </table:table-cell>
              <table:table-cell office:value-type="float" office:value="2723.08">
                <text:p>2723.08</text:p>
              </table:table-cell>
              <table:table-cell office:value-type="float" office:value="4800.4">
                <text:p>4800.4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3663.69">
                <text:p>3663.69</text:p>
              </table:table-cell>
              <table:table-cell office:value-type="float" office:value="2649.16">
                <text:p>2649.16</text:p>
              </table:table-cell>
              <table:table-cell office:value-type="float" office:value="4706.53">
                <text:p>4706.53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3579.57">
                <text:p>3579.57</text:p>
              </table:table-cell>
              <table:table-cell office:value-type="float" office:value="2577.96">
                <text:p>2577.96</text:p>
              </table:table-cell>
              <table:table-cell office:value-type="float" office:value="4615.04">
                <text:p>4615.0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3497.58">
                <text:p>3497.58</text:p>
              </table:table-cell>
              <table:table-cell office:value-type="float" office:value="2509.24">
                <text:p>2509.24</text:p>
              </table:table-cell>
              <table:table-cell office:value-type="float" office:value="4525.93">
                <text:p>4525.93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3417.6">
                <text:p>3417.6</text:p>
              </table:table-cell>
              <table:table-cell office:value-type="float" office:value="2442.78">
                <text:p>2442.78</text:p>
              </table:table-cell>
              <table:table-cell office:value-type="float" office:value="4439.16">
                <text:p>4439.16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3339.52">
                <text:p>3339.52</text:p>
              </table:table-cell>
              <table:table-cell office:value-type="float" office:value="2378.42">
                <text:p>2378.42</text:p>
              </table:table-cell>
              <table:table-cell office:value-type="float" office:value="4354.69">
                <text:p>4354.69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3263.24">
                <text:p>3263.24</text:p>
              </table:table-cell>
              <table:table-cell office:value-type="float" office:value="2315.98">
                <text:p>2315.98</text:p>
              </table:table-cell>
              <table:table-cell office:value-type="float" office:value="4272.48">
                <text:p>4272.48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3188.66">
                <text:p>3188.66</text:p>
              </table:table-cell>
              <table:table-cell office:value-type="float" office:value="2255.34">
                <text:p>2255.34</text:p>
              </table:table-cell>
              <table:table-cell office:value-type="float" office:value="4192.49">
                <text:p>4192.49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3115.71">
                <text:p>3115.71</text:p>
              </table:table-cell>
              <table:table-cell office:value-type="float" office:value="2196.37">
                <text:p>2196.37</text:p>
              </table:table-cell>
              <table:table-cell office:value-type="float" office:value="4114.64">
                <text:p>4114.64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3044.26">
                <text:p>3044.26</text:p>
              </table:table-cell>
              <table:table-cell office:value-type="float" office:value="2138.93">
                <text:p>2138.93</text:p>
              </table:table-cell>
              <table:table-cell office:value-type="float" office:value="4038.84">
                <text:p>4038.84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2974.23">
                <text:p>2974.23</text:p>
              </table:table-cell>
              <table:table-cell office:value-type="float" office:value="2082.92">
                <text:p>2082.92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2905.53">
                <text:p>2905.53</text:p>
              </table:table-cell>
              <table:table-cell office:value-type="float" office:value="2028.21">
                <text:p>2028.21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2838.08">
                <text:p>2838.08</text:p>
              </table:table-cell>
              <table:table-cell office:value-type="float" office:value="1974.75">
                <text:p>1974.75</text:p>
              </table:table-cell>
              <table:table-cell office:value-type="float" office:value="3822.69">
                <text:p>3822.69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2771.79">
                <text:p>2771.79</text:p>
              </table:table-cell>
              <table:table-cell office:value-type="float" office:value="1922.41">
                <text:p>1922.41</text:p>
              </table:table-cell>
              <table:table-cell office:value-type="float" office:value="3754.01">
                <text:p>3754.01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2706.61">
                <text:p>2706.61</text:p>
              </table:table-cell>
              <table:table-cell office:value-type="float" office:value="1871.13">
                <text:p>1871.13</text:p>
              </table:table-cell>
              <table:table-cell office:value-type="float" office:value="3686.83">
                <text:p>3686.83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2642.46">
                <text:p>2642.46</text:p>
              </table:table-cell>
              <table:table-cell office:value-type="float" office:value="1820.84">
                <text:p>1820.84</text:p>
              </table:table-cell>
              <table:table-cell office:value-type="float" office:value="3621.01">
                <text:p>3621.01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2579.28">
                <text:p>2579.28</text:p>
              </table:table-cell>
              <table:table-cell office:value-type="float" office:value="1771.47">
                <text:p>1771.47</text:p>
              </table:table-cell>
              <table:table-cell office:value-type="float" office:value="3556.41">
                <text:p>3556.41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2517.01">
                <text:p>2517.01</text:p>
              </table:table-cell>
              <table:table-cell office:value-type="float" office:value="1722.95">
                <text:p>1722.95</text:p>
              </table:table-cell>
              <table:table-cell office:value-type="float" office:value="3492.89">
                <text:p>3492.89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2455.59">
                <text:p>2455.59</text:p>
              </table:table-cell>
              <table:table-cell office:value-type="float" office:value="1675.22">
                <text:p>1675.22</text:p>
              </table:table-cell>
              <table:table-cell office:value-type="float" office:value="3430.34">
                <text:p>3430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